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adornments="Regular" style:font-family-generic="swiss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ext-properties style:font-name="Arial" fo:font-size="8pt" style:font-size-asian="8pt" style:font-size-complex="8pt"/>
    </style:style>
    <style:style style:name="ce8" style:family="table-cell" style:parent-style-name="Default" style:data-style-name="N106">
      <style:table-cell-properties style:text-align-source="fix" style:repeat-content="false"/>
      <style:paragraph-properties fo:text-align="end" fo:margin-left="0cm"/>
      <style:text-properties style:font-name="Arial" fo:font-size="8pt" fo:font-weight="bold" style:font-size-asian="8pt" style:font-weight-asian="bold" style:font-size-complex="8pt" style:font-weight-complex="bold"/>
    </style:style>
    <style:style style:name="ce9" style:family="table-cell" style:parent-style-name="Default" style:data-style-name="N106"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fo:language="en" fo:country="US" fo:font-weight="bold" style:font-name-asian="Arial Unicode MS" style:font-size-asian="8pt" style:language-asian="en" style:country-asian="US" style:font-weight-asian="bold" style:font-name-complex="Tahoma" style:font-size-complex="8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Volume control law" table:style-name="ta1" table:print="false">
        <table:table-column table:style-name="co1" table:default-cell-style-name="ce2"/>
        <table:table-column table:style-name="co2" table:number-columns-repeated="4" table:default-cell-style-name="ce2"/>
        <table:table-column table:style-name="co2" table:number-columns-repeated="1019" table:default-cell-style-name="ce3"/>
        <table:table-row table:style-name="ro1">
          <table:table-cell table:style-name="ce1" office:value-type="string">
            <text:p>Enc count</text:p>
          </table:table-cell>
          <table:table-cell table:style-name="ce1" office:value-type="string">
            <text:p>Gain</text:p>
          </table:table-cell>
          <table:table-cell table:style-name="ce1" office:value-type="string">
            <text:p>Gain/dB</text:p>
          </table:table-cell>
          <table:table-cell table:style-name="ce1" office:value-type="string">
            <text:p>N raw</text:p>
          </table:table-cell>
          <table:table-cell table:style-name="ce1" office:value-type="string">
            <text:p>N actual</text:p>
          </table:table-cell>
          <table:table-cell table:style-name="ce1" office:value-type="string">
            <text:p>Gain/dB actual</text:p>
          </table:table-cell>
          <table:table-cell/>
          <table:table-cell table:style-name="ce4"/>
          <table:table-cell table:style-name="ce5" office:value-type="string">
            <text:p>base</text:p>
          </table:table-cell>
          <table:table-cell table:style-name="ce5" office:value-type="float" office:value="1.2">
            <text:p>1.2</text:p>
          </table:table-cell>
          <table:table-cell table:style-name="ce4"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formula="of:=POWER(1-POWER([.$J$1]; -[.A2]/[.$J$2]); [.$J$3])" office:value-type="float" office:value="0">
            <text:p>0</text:p>
          </table:table-cell>
          <table:table-cell table:formula="of:=IF([.B2]&gt;0; 20*LOG([.B2]; 10)+[.$J$4]; -120)" office:value-type="float" office:value="-120">
            <text:p>-120</text:p>
          </table:table-cell>
          <table:table-cell table:formula="of:=ROUND(192 + 2*[.C2]; 0)" office:value-type="float" office:value="-48">
            <text:p>-48</text:p>
          </table:table-cell>
          <table:table-cell table:formula="of:=MAX(MIN([.D2]; 255); 0)" office:value-type="float" office:value="0">
            <text:p>0</text:p>
          </table:table-cell>
          <table:table-cell table:formula="of:=31.5-(0.5*(255-[.E2]))" office:value-type="float" office:value="-96">
            <text:p>-96</text:p>
          </table:table-cell>
          <table:table-cell table:number-columns-repeated="2"/>
          <table:table-cell office:value-type="string">
            <text:p>divisor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1">
          <table:table-cell office:value-type="float" office:value="1">
            <text:p>1</text:p>
          </table:table-cell>
          <table:table-cell table:formula="of:=POWER(1-POWER([.$J$1]; -[.A3]/[.$J$2]); [.$J$3])" office:value-type="float" office:value="0.000000222429937660687">
            <text:p>2.22429937660687E-007</text:p>
          </table:table-cell>
          <table:table-cell table:formula="of:=IF([.B3]&gt;0; 20*LOG([.B3]; 10)+[.$J$4]; -120)" office:value-type="float" office:value="-102.056135197391">
            <text:p>-102.0561351974</text:p>
          </table:table-cell>
          <table:table-cell table:formula="of:=ROUND(192 + 2*[.C3]; 0)" office:value-type="float" office:value="-12">
            <text:p>-12</text:p>
          </table:table-cell>
          <table:table-cell table:formula="of:=MAX(MIN([.D3]; 255); 0)" office:value-type="float" office:value="0">
            <text:p>0</text:p>
          </table:table-cell>
          <table:table-cell table:formula="of:=31.5-(0.5*(255-[.E3]))" office:value-type="float" office:value="-96">
            <text:p>-96</text:p>
          </table:table-cell>
          <table:table-cell table:number-columns-repeated="2"/>
          <table:table-cell office:value-type="string">
            <text:p>Post-power</text:p>
          </table:table-cell>
          <table:table-cell office:value-type="float" office:value="3">
            <text:p>3</text:p>
          </table:table-cell>
          <table:table-cell table:number-columns-repeated="1014"/>
        </table:table-row>
        <table:table-row table:style-name="ro1">
          <table:table-cell office:value-type="float" office:value="2">
            <text:p>2</text:p>
          </table:table-cell>
          <table:table-cell table:formula="of:=POWER(1-POWER([.$J$1]; -[.A4]/[.$J$2]); [.$J$3])" office:value-type="float" office:value="0.00000176331612895216">
            <text:p>1.76331612895216E-006</text:p>
          </table:table-cell>
          <table:table-cell table:formula="of:=IF([.B4]&gt;0; 20*LOG([.B4]; 10)+[.$J$4]; -120)" office:value-type="float" office:value="-84.0733964000516">
            <text:p>-84.0733964001</text:p>
          </table:table-cell>
          <table:table-cell table:formula="of:=ROUND(192 + 2*[.C4]; 0)" office:value-type="float" office:value="24">
            <text:p>24</text:p>
          </table:table-cell>
          <table:table-cell table:formula="of:=MAX(MIN([.D4]; 255); 0)" office:value-type="float" office:value="24">
            <text:p>24</text:p>
          </table:table-cell>
          <table:table-cell table:formula="of:=31.5-(0.5*(255-[.E4]))" office:value-type="float" office:value="-84">
            <text:p>-84</text:p>
          </table:table-cell>
          <table:table-cell table:number-columns-repeated="2"/>
          <table:table-cell office:value-type="string">
            <text:p>offset</text:p>
          </table:table-cell>
          <table:table-cell office:value-type="float" office:value="31">
            <text:p>31</text:p>
          </table:table-cell>
          <table:table-cell office:value-type="string">
            <text:p>dB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formula="of:=POWER(1-POWER([.$J$1]; -[.A5]/[.$J$2]); [.$J$3])" office:value-type="float" office:value="0.00000589732306964141">
            <text:p>5.89732306964141E-006</text:p>
          </table:table-cell>
          <table:table-cell table:formula="of:=IF([.B5]&gt;0; 20*LOG([.B5]; 10)+[.$J$4]; -120)" office:value-type="float" office:value="-73.5869015973376">
            <text:p>-73.5869015973</text:p>
          </table:table-cell>
          <table:table-cell table:formula="of:=ROUND(192 + 2*[.C5]; 0)" office:value-type="float" office:value="45">
            <text:p>45</text:p>
          </table:table-cell>
          <table:table-cell table:formula="of:=MAX(MIN([.D5]; 255); 0)" office:value-type="float" office:value="45">
            <text:p>45</text:p>
          </table:table-cell>
          <table:table-cell table:formula="of:=31.5-(0.5*(255-[.E5]))" office:value-type="float" office:value="-73.5">
            <text:p>-73.5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table:formula="of:=POWER(1-POWER([.$J$1]; -[.A6]/[.$J$2]); [.$J$3])" office:value-type="float" office:value="0.0000138524344256538">
            <text:p>1.38524344256538E-005</text:p>
          </table:table-cell>
          <table:table-cell table:formula="of:=IF([.B6]&gt;0; 20*LOG([.B6]; 10)+[.$J$4]; -120)" office:value-type="float" office:value="-66.1694779403351">
            <text:p>-66.1694779403</text:p>
          </table:table-cell>
          <table:table-cell table:formula="of:=ROUND(192 + 2*[.C6]; 0)" office:value-type="float" office:value="60">
            <text:p>60</text:p>
          </table:table-cell>
          <table:table-cell table:formula="of:=MAX(MIN([.D6]; 255); 0)" office:value-type="float" office:value="60">
            <text:p>60</text:p>
          </table:table-cell>
          <table:table-cell table:formula="of:=31.5-(0.5*(255-[.E6]))" office:value-type="float" office:value="-66">
            <text:p>-66</text:p>
          </table:table-cell>
          <table:table-cell/>
          <table:table-cell>
            <draw:frame table:end-cell-address="'Volume control law'.W63" table:end-x="1.046cm" table:end-y="0.13cm" draw:z-index="0" draw:style-name="gr1" draw:text-style-name="P1" svg:width="34.81cm" svg:height="20.829cm" svg:x="0.108cm" svg:y="0.236cm">
              <draw:object draw:notify-on-update-of-ranges="'Volume control law'.A1:'Volume control law'.A1 'Volume control law'.A2:'Volume control law'.A97 'Volume control law'.C1:'Volume control law'.C1 'Volume control law'.C2:'Volume control law'.C97 'Volume control law'.F1:'Volume control law'.F1 'Volume control law'.F2:'Volume control law'.F97 'Volume control law'.A2:'Volume control law'.A9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 table:formula="of:=POWER(1-POWER([.$J$1]; -[.A7]/[.$J$2]); [.$J$3])" office:value-type="float" office:value="0.0000268111304074558">
            <text:p>2.68111304074558E-005</text:p>
          </table:table-cell>
          <table:table-cell table:formula="of:=IF([.B7]&gt;0; 20*LOG([.B7]; 10)+[.$J$4]; -120)" office:value-type="float" office:value="-60.4336974992526">
            <text:p>-60.4336974993</text:p>
          </table:table-cell>
          <table:table-cell table:formula="of:=ROUND(192 + 2*[.C7]; 0)" office:value-type="float" office:value="71">
            <text:p>71</text:p>
          </table:table-cell>
          <table:table-cell table:formula="of:=MAX(MIN([.D7]; 255); 0)" office:value-type="float" office:value="71">
            <text:p>71</text:p>
          </table:table-cell>
          <table:table-cell table:formula="of:=31.5-(0.5*(255-[.E7]))" office:value-type="float" office:value="-60.5">
            <text:p>-60.5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table:formula="of:=POWER(1-POWER([.$J$1]; -[.A8]/[.$J$2]); [.$J$3])" office:value-type="float" office:value="0.0000459115395454432">
            <text:p>4.59115395454432E-005</text:p>
          </table:table-cell>
          <table:table-cell table:formula="of:=IF([.B8]&gt;0; 20*LOG([.B8]; 10)+[.$J$4]; -120)" office:value-type="float" office:value="-55.7615628770341">
            <text:p>-55.761562877</text:p>
          </table:table-cell>
          <table:table-cell table:formula="of:=ROUND(192 + 2*[.C8]; 0)" office:value-type="float" office:value="80">
            <text:p>80</text:p>
          </table:table-cell>
          <table:table-cell table:formula="of:=MAX(MIN([.D8]; 255); 0)" office:value-type="float" office:value="80">
            <text:p>80</text:p>
          </table:table-cell>
          <table:table-cell table:formula="of:=31.5-(0.5*(255-[.E8]))" office:value-type="float" office:value="-56">
            <text:p>-56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table:formula="of:=POWER(1-POWER([.$J$1]; -[.A9]/[.$J$2]); [.$J$3])" office:value-type="float" office:value="0.0000722485653828861">
            <text:p>7.22485653828861E-005</text:p>
          </table:table-cell>
          <table:table-cell table:formula="of:=IF([.B9]&gt;0; 20*LOG([.B9]; 10)+[.$J$4]; -120)" office:value-type="float" office:value="-51.8234154427036">
            <text:p>-51.8234154427</text:p>
          </table:table-cell>
          <table:table-cell table:formula="of:=ROUND(192 + 2*[.C9]; 0)" office:value-type="float" office:value="88">
            <text:p>88</text:p>
          </table:table-cell>
          <table:table-cell table:formula="of:=MAX(MIN([.D9]; 255); 0)" office:value-type="float" office:value="88">
            <text:p>88</text:p>
          </table:table-cell>
          <table:table-cell table:formula="of:=31.5-(0.5*(255-[.E9]))" office:value-type="float" office:value="-52">
            <text:p>-52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table:formula="of:=POWER(1-POWER([.$J$1]; -[.A10]/[.$J$2]); [.$J$3])" office:value-type="float" office:value="0.000106874988592977">
            <text:p>0.000106875</text:p>
          </table:table-cell>
          <table:table-cell table:formula="of:=IF([.B10]&gt;0; 20*LOG([.B10]; 10)+[.$J$4]; -120)" office:value-type="float" office:value="-48.4224783723411">
            <text:p>-48.4224783723</text:p>
          </table:table-cell>
          <table:table-cell table:formula="of:=ROUND(192 + 2*[.C10]; 0)" office:value-type="float" office:value="95">
            <text:p>95</text:p>
          </table:table-cell>
          <table:table-cell table:formula="of:=MAX(MIN([.D10]; 255); 0)" office:value-type="float" office:value="95">
            <text:p>95</text:p>
          </table:table-cell>
          <table:table-cell table:formula="of:=31.5-(0.5*(255-[.E10]))" office:value-type="float" office:value="-48.5">
            <text:p>-48.5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table:formula="of:=POWER(1-POWER([.$J$1]; -[.A11]/[.$J$2]); [.$J$3])" office:value-type="float" office:value="0.00015080254501673">
            <text:p>0.0001508025</text:p>
          </table:table-cell>
          <table:table-cell table:formula="of:=IF([.B11]&gt;0; 20*LOG([.B11]; 10)+[.$J$4]; -120)" office:value-type="float" office:value="-45.4318265808109">
            <text:p>-45.4318265808</text:p>
          </table:table-cell>
          <table:table-cell table:formula="of:=ROUND(192 + 2*[.C11]; 0)" office:value-type="float" office:value="101">
            <text:p>101</text:p>
          </table:table-cell>
          <table:table-cell table:formula="of:=MAX(MIN([.D11]; 255); 0)" office:value-type="float" office:value="101">
            <text:p>101</text:p>
          </table:table-cell>
          <table:table-cell table:formula="of:=31.5-(0.5*(255-[.E11]))" office:value-type="float" office:value="-45.5">
            <text:p>-45.5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table:formula="of:=POWER(1-POWER([.$J$1]; -[.A12]/[.$J$2]); [.$J$3])" office:value-type="float" office:value="0.000205002980108858">
            <text:p>0.000205003</text:p>
          </table:table-cell>
          <table:table-cell table:formula="of:=IF([.B12]&gt;0; 20*LOG([.B12]; 10)+[.$J$4]; -120)" office:value-type="float" office:value="-42.7647965120142">
            <text:p>-42.764796512</text:p>
          </table:table-cell>
          <table:table-cell table:formula="of:=ROUND(192 + 2*[.C12]; 0)" office:value-type="float" office:value="106">
            <text:p>106</text:p>
          </table:table-cell>
          <table:table-cell table:formula="of:=MAX(MIN([.D12]; 255); 0)" office:value-type="float" office:value="106">
            <text:p>106</text:p>
          </table:table-cell>
          <table:table-cell table:formula="of:=31.5-(0.5*(255-[.E12]))" office:value-type="float" office:value="-43">
            <text:p>-43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table:formula="of:=POWER(1-POWER([.$J$1]; -[.A13]/[.$J$2]); [.$J$3])" office:value-type="float" office:value="0.00027040908026929">
            <text:p>0.0002704091</text:p>
          </table:table-cell>
          <table:table-cell table:formula="of:=IF([.B13]&gt;0; 20*LOG([.B13]; 10)+[.$J$4]; -120)" office:value-type="float" office:value="-40.359574579709">
            <text:p>-40.3595745797</text:p>
          </table:table-cell>
          <table:table-cell table:formula="of:=ROUND(192 + 2*[.C13]; 0)" office:value-type="float" office:value="111">
            <text:p>111</text:p>
          </table:table-cell>
          <table:table-cell table:formula="of:=MAX(MIN([.D13]; 255); 0)" office:value-type="float" office:value="111">
            <text:p>111</text:p>
          </table:table-cell>
          <table:table-cell table:formula="of:=31.5-(0.5*(255-[.E13]))" office:value-type="float" office:value="-40.5">
            <text:p>-40.5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table:formula="of:=POWER(1-POWER([.$J$1]; -[.A14]/[.$J$2]); [.$J$3])" office:value-type="float" office:value="0.000347915681528773">
            <text:p>0.0003479157</text:p>
          </table:table-cell>
          <table:table-cell table:formula="of:=IF([.B14]&gt;0; 20*LOG([.B14]; 10)+[.$J$4]; -120)" office:value-type="float" office:value="-38.1705199189873">
            <text:p>-38.170519919</text:p>
          </table:table-cell>
          <table:table-cell table:formula="of:=ROUND(192 + 2*[.C14]; 0)" office:value-type="float" office:value="116">
            <text:p>116</text:p>
          </table:table-cell>
          <table:table-cell table:formula="of:=MAX(MIN([.D14]; 255); 0)" office:value-type="float" office:value="116">
            <text:p>116</text:p>
          </table:table-cell>
          <table:table-cell table:formula="of:=31.5-(0.5*(255-[.E14]))" office:value-type="float" office:value="-38">
            <text:p>-38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table:formula="of:=POWER(1-POWER([.$J$1]; -[.A15]/[.$J$2]); [.$J$3])" office:value-type="float" office:value="0.000438380656047876">
            <text:p>0.0004383807</text:p>
          </table:table-cell>
          <table:table-cell table:formula="of:=IF([.B15]&gt;0; 20*LOG([.B15]; 10)+[.$J$4]; -120)" office:value-type="float" office:value="-36.162972354936">
            <text:p>-36.1629723549</text:p>
          </table:table-cell>
          <table:table-cell table:formula="of:=ROUND(192 + 2*[.C15]; 0)" office:value-type="float" office:value="120">
            <text:p>120</text:p>
          </table:table-cell>
          <table:table-cell table:formula="of:=MAX(MIN([.D15]; 255); 0)" office:value-type="float" office:value="120">
            <text:p>120</text:p>
          </table:table-cell>
          <table:table-cell table:formula="of:=31.5-(0.5*(255-[.E15]))" office:value-type="float" office:value="-36">
            <text:p>-36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table:formula="of:=POWER(1-POWER([.$J$1]; -[.A16]/[.$J$2]); [.$J$3])" office:value-type="float" office:value="0.000542625876879804">
            <text:p>0.0005426259</text:p>
          </table:table-cell>
          <table:table-cell table:formula="of:=IF([.B16]&gt;0; 20*LOG([.B16]; 10)+[.$J$4]; -120)" office:value-type="float" office:value="-34.3099899867137">
            <text:p>-34.3099899867</text:p>
          </table:table-cell>
          <table:table-cell table:formula="of:=ROUND(192 + 2*[.C16]; 0)" office:value-type="float" office:value="123">
            <text:p>123</text:p>
          </table:table-cell>
          <table:table-cell table:formula="of:=MAX(MIN([.D16]; 255); 0)" office:value-type="float" office:value="123">
            <text:p>123</text:p>
          </table:table-cell>
          <table:table-cell table:formula="of:=31.5-(0.5*(255-[.E16]))" office:value-type="float" office:value="-34.5">
            <text:p>-34.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table:formula="of:=POWER(1-POWER([.$J$1]; -[.A17]/[.$J$2]); [.$J$3])" office:value-type="float" office:value="0.000661438161438718">
            <text:p>0.0006614382</text:p>
          </table:table-cell>
          <table:table-cell table:formula="of:=IF([.B17]&gt;0; 20*LOG([.B17]; 10)+[.$J$4]; -120)" office:value-type="float" office:value="-32.590215044686">
            <text:p>-32.5902150447</text:p>
          </table:table-cell>
          <table:table-cell table:formula="of:=ROUND(192 + 2*[.C17]; 0)" office:value-type="float" office:value="127">
            <text:p>127</text:p>
          </table:table-cell>
          <table:table-cell table:formula="of:=MAX(MIN([.D17]; 255); 0)" office:value-type="float" office:value="127">
            <text:p>127</text:p>
          </table:table-cell>
          <table:table-cell table:formula="of:=31.5-(0.5*(255-[.E17]))" office:value-type="float" office:value="-32.5">
            <text:p>-32.5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table:formula="of:=POWER(1-POWER([.$J$1]; -[.A18]/[.$J$2]); [.$J$3])" office:value-type="float" office:value="0.000795570194106621">
            <text:p>0.0007955702</text:p>
          </table:table-cell>
          <table:table-cell table:formula="of:=IF([.B18]&gt;0; 20*LOG([.B18]; 10)+[.$J$4]; -120)" office:value-type="float" office:value="-30.9864299201401">
            <text:p>-30.9864299201</text:p>
          </table:table-cell>
          <table:table-cell table:formula="of:=ROUND(192 + 2*[.C18]; 0)" office:value-type="float" office:value="130">
            <text:p>130</text:p>
          </table:table-cell>
          <table:table-cell table:formula="of:=MAX(MIN([.D18]; 255); 0)" office:value-type="float" office:value="130">
            <text:p>130</text:p>
          </table:table-cell>
          <table:table-cell table:formula="of:=31.5-(0.5*(255-[.E18]))" office:value-type="float" office:value="-31">
            <text:p>-31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table:formula="of:=POWER(1-POWER([.$J$1]; -[.A19]/[.$J$2]); [.$J$3])" office:value-type="float" office:value="0.000945741428403491">
            <text:p>0.0009457414</text:p>
          </table:table-cell>
          <table:table-cell table:formula="of:=IF([.B19]&gt;0; 20*LOG([.B19]; 10)+[.$J$4]; -120)" office:value-type="float" office:value="-29.4845517237059">
            <text:p>-29.4845517237</text:p>
          </table:table-cell>
          <table:table-cell table:formula="of:=ROUND(192 + 2*[.C19]; 0)" office:value-type="float" office:value="133">
            <text:p>133</text:p>
          </table:table-cell>
          <table:table-cell table:formula="of:=MAX(MIN([.D19]; 255); 0)" office:value-type="float" office:value="133">
            <text:p>133</text:p>
          </table:table-cell>
          <table:table-cell table:formula="of:=31.5-(0.5*(255-[.E19]))" office:value-type="float" office:value="-29.5">
            <text:p>-29.5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table:formula="of:=POWER(1-POWER([.$J$1]; -[.A20]/[.$J$2]); [.$J$3])" office:value-type="float" office:value="0.00111263896913708">
            <text:p>0.001112639</text:p>
          </table:table-cell>
          <table:table-cell table:formula="of:=IF([.B20]&gt;0; 20*LOG([.B20]; 10)+[.$J$4]; -120)" office:value-type="float" office:value="-28.0729146674325">
            <text:p>-28.0729146674</text:p>
          </table:table-cell>
          <table:table-cell table:formula="of:=ROUND(192 + 2*[.C20]; 0)" office:value-type="float" office:value="136">
            <text:p>136</text:p>
          </table:table-cell>
          <table:table-cell table:formula="of:=MAX(MIN([.D20]; 255); 0)" office:value-type="float" office:value="136">
            <text:p>136</text:p>
          </table:table-cell>
          <table:table-cell table:formula="of:=31.5-(0.5*(255-[.E20]))" office:value-type="float" office:value="-28">
            <text:p>-28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table:formula="of:=POWER(1-POWER([.$J$1]; -[.A21]/[.$J$2]); [.$J$3])" office:value-type="float" office:value="0.00129691843494066">
            <text:p>0.0012969184</text:p>
          </table:table-cell>
          <table:table-cell table:formula="of:=IF([.B21]&gt;0; 20*LOG([.B21]; 10)+[.$J$4]; -120)" office:value-type="float" office:value="-26.7417467291908">
            <text:p>-26.7417467292</text:p>
          </table:table-cell>
          <table:table-cell table:formula="of:=ROUND(192 + 2*[.C21]; 0)" office:value-type="float" office:value="139">
            <text:p>139</text:p>
          </table:table-cell>
          <table:table-cell table:formula="of:=MAX(MIN([.D21]; 255); 0)" office:value-type="float" office:value="139">
            <text:p>139</text:p>
          </table:table-cell>
          <table:table-cell table:formula="of:=31.5-(0.5*(255-[.E21]))" office:value-type="float" office:value="-26.5">
            <text:p>-26.5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table:formula="of:=POWER(1-POWER([.$J$1]; -[.A22]/[.$J$2]); [.$J$3])" office:value-type="float" office:value="0.00149920480159912">
            <text:p>0.0014992048</text:p>
          </table:table-cell>
          <table:table-cell table:formula="of:=IF([.B22]&gt;0; 20*LOG([.B22]; 10)+[.$J$4]; -120)" office:value-type="float" office:value="-25.482780710227">
            <text:p>-25.4827807102</text:p>
          </table:table-cell>
          <table:table-cell table:formula="of:=ROUND(192 + 2*[.C22]; 0)" office:value-type="float" office:value="141">
            <text:p>141</text:p>
          </table:table-cell>
          <table:table-cell table:formula="of:=MAX(MIN([.D22]; 255); 0)" office:value-type="float" office:value="141">
            <text:p>141</text:p>
          </table:table-cell>
          <table:table-cell table:formula="of:=31.5-(0.5*(255-[.E22]))" office:value-type="float" office:value="-25.5">
            <text:p>-25.5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table:formula="of:=POWER(1-POWER([.$J$1]; -[.A23]/[.$J$2]); [.$J$3])" office:value-type="float" office:value="0.00172009322655589">
            <text:p>0.0017200932</text:p>
          </table:table-cell>
          <table:table-cell table:formula="of:=IF([.B23]&gt;0; 20*LOG([.B23]; 10)+[.$J$4]; -120)" office:value-type="float" office:value="-24.2889602864818">
            <text:p>-24.2889602865</text:p>
          </table:table-cell>
          <table:table-cell table:formula="of:=ROUND(192 + 2*[.C23]; 0)" office:value-type="float" office:value="143">
            <text:p>143</text:p>
          </table:table-cell>
          <table:table-cell table:formula="of:=MAX(MIN([.D23]; 255); 0)" office:value-type="float" office:value="143">
            <text:p>143</text:p>
          </table:table-cell>
          <table:table-cell table:formula="of:=31.5-(0.5*(255-[.E23]))" office:value-type="float" office:value="-24.5">
            <text:p>-24.5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table:formula="of:=POWER(1-POWER([.$J$1]; -[.A24]/[.$J$2]); [.$J$3])" office:value-type="float" office:value="0.00196014985498569">
            <text:p>0.0019601499</text:p>
          </table:table-cell>
          <table:table-cell table:formula="of:=IF([.B24]&gt;0; 20*LOG([.B24]; 10)+[.$J$4]; -120)" office:value-type="float" office:value="-23.1542145044465">
            <text:p>-23.1542145044</text:p>
          </table:table-cell>
          <table:table-cell table:formula="of:=ROUND(192 + 2*[.C24]; 0)" office:value-type="float" office:value="146">
            <text:p>146</text:p>
          </table:table-cell>
          <table:table-cell table:formula="of:=MAX(MIN([.D24]; 255); 0)" office:value-type="float" office:value="146">
            <text:p>146</text:p>
          </table:table-cell>
          <table:table-cell table:formula="of:=31.5-(0.5*(255-[.E24]))" office:value-type="float" office:value="-23">
            <text:p>-23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table:formula="of:=POWER(1-POWER([.$J$1]; -[.A25]/[.$J$2]); [.$J$3])" office:value-type="float" office:value="0.00221991260781045">
            <text:p>0.0022199126</text:p>
          </table:table-cell>
          <table:table-cell table:formula="of:=IF([.B25]&gt;0; 20*LOG([.B25]; 10)+[.$J$4]; -120)" office:value-type="float" office:value="-22.0732824451561">
            <text:p>-22.0732824452</text:p>
          </table:table-cell>
          <table:table-cell table:formula="of:=ROUND(192 + 2*[.C25]; 0)" office:value-type="float" office:value="148">
            <text:p>148</text:p>
          </table:table-cell>
          <table:table-cell table:formula="of:=MAX(MIN([.D25]; 255); 0)" office:value-type="float" office:value="148">
            <text:p>148</text:p>
          </table:table-cell>
          <table:table-cell table:formula="of:=31.5-(0.5*(255-[.E25]))" office:value-type="float" office:value="-22">
            <text:p>-22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table:formula="of:=POWER(1-POWER([.$J$1]; -[.A26]/[.$J$2]); [.$J$3])" office:value-type="float" office:value="0.00249989195202842">
            <text:p>0.002499892</text:p>
          </table:table-cell>
          <table:table-cell table:formula="of:=IF([.B26]&gt;0; 20*LOG([.B26]; 10)+[.$J$4]; -120)" office:value-type="float" office:value="-21.0415752317744">
            <text:p>-21.0415752318</text:p>
          </table:table-cell>
          <table:table-cell table:formula="of:=ROUND(192 + 2*[.C26]; 0)" office:value-type="float" office:value="150">
            <text:p>150</text:p>
          </table:table-cell>
          <table:table-cell table:formula="of:=MAX(MIN([.D26]; 255); 0)" office:value-type="float" office:value="150">
            <text:p>150</text:p>
          </table:table-cell>
          <table:table-cell table:formula="of:=31.5-(0.5*(255-[.E26]))" office:value-type="float" office:value="-21">
            <text:p>-21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table:formula="of:=POWER(1-POWER([.$J$1]; -[.A27]/[.$J$2]); [.$J$3])" office:value-type="float" office:value="0.00280057165371936">
            <text:p>0.0028005717</text:p>
          </table:table-cell>
          <table:table-cell table:formula="of:=IF([.B27]&gt;0; 20*LOG([.B27]; 10)+[.$J$4]; -120)" office:value-type="float" office:value="-20.0550662251837">
            <text:p>-20.0550662252</text:p>
          </table:table-cell>
          <table:table-cell table:formula="of:=ROUND(192 + 2*[.C27]; 0)" office:value-type="float" office:value="152">
            <text:p>152</text:p>
          </table:table-cell>
          <table:table-cell table:formula="of:=MAX(MIN([.D27]; 255); 0)" office:value-type="float" office:value="152">
            <text:p>152</text:p>
          </table:table-cell>
          <table:table-cell table:formula="of:=31.5-(0.5*(255-[.E27]))" office:value-type="float" office:value="-20">
            <text:p>-20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table:formula="of:=POWER(1-POWER([.$J$1]; -[.A28]/[.$J$2]); [.$J$3])" office:value-type="float" office:value="0.00312240951408142">
            <text:p>0.0031224095</text:p>
          </table:table-cell>
          <table:table-cell table:formula="of:=IF([.B28]&gt;0; 20*LOG([.B28]; 10)+[.$J$4]; -120)" office:value-type="float" office:value="-19.1102027683129">
            <text:p>-19.1102027683</text:p>
          </table:table-cell>
          <table:table-cell table:formula="of:=ROUND(192 + 2*[.C28]; 0)" office:value-type="float" office:value="154">
            <text:p>154</text:p>
          </table:table-cell>
          <table:table-cell table:formula="of:=MAX(MIN([.D28]; 255); 0)" office:value-type="float" office:value="154">
            <text:p>154</text:p>
          </table:table-cell>
          <table:table-cell table:formula="of:=31.5-(0.5*(255-[.E28]))" office:value-type="float" office:value="-19">
            <text:p>-19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table:formula="of:=POWER(1-POWER([.$J$1]; -[.A29]/[.$J$2]); [.$J$3])" office:value-type="float" office:value="0.00346583808884862">
            <text:p>0.0034658381</text:p>
          </table:table-cell>
          <table:table-cell table:formula="of:=IF([.B29]&gt;0; 20*LOG([.B29]; 10)+[.$J$4]; -120)" office:value-type="float" office:value="-18.2038345956391">
            <text:p>-18.2038345956</text:p>
          </table:table-cell>
          <table:table-cell table:formula="of:=ROUND(192 + 2*[.C29]; 0)" office:value-type="float" office:value="156">
            <text:p>156</text:p>
          </table:table-cell>
          <table:table-cell table:formula="of:=MAX(MIN([.D29]; 255); 0)" office:value-type="float" office:value="156">
            <text:p>156</text:p>
          </table:table-cell>
          <table:table-cell table:formula="of:=31.5-(0.5*(255-[.E29]))" office:value-type="float" office:value="-18">
            <text:p>-18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table:formula="of:=POWER(1-POWER([.$J$1]; -[.A30]/[.$J$2]); [.$J$3])" office:value-type="float" office:value="0.0038312653914307">
            <text:p>0.0038312654</text:p>
          </table:table-cell>
          <table:table-cell table:formula="of:=IF([.B30]&gt;0; 20*LOG([.B30]; 10)+[.$J$4]; -120)" office:value-type="float" office:value="-17.3331552686556">
            <text:p>-17.3331552687</text:p>
          </table:table-cell>
          <table:table-cell table:formula="of:=ROUND(192 + 2*[.C30]; 0)" office:value-type="float" office:value="157">
            <text:p>157</text:p>
          </table:table-cell>
          <table:table-cell table:formula="of:=MAX(MIN([.D30]; 255); 0)" office:value-type="float" office:value="157">
            <text:p>157</text:p>
          </table:table-cell>
          <table:table-cell table:formula="of:=31.5-(0.5*(255-[.E30]))" office:value-type="float" office:value="-17.5">
            <text:p>-17.5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table:formula="of:=POWER(1-POWER([.$J$1]; -[.A31]/[.$J$2]); [.$J$3])" office:value-type="float" office:value="0.00421907558011083">
            <text:p>0.0042190756</text:p>
          </table:table-cell>
          <table:table-cell table:formula="of:=IF([.B31]&gt;0; 20*LOG([.B31]; 10)+[.$J$4]; -120)" office:value-type="float" office:value="-16.4956538927839">
            <text:p>-16.4956538928</text:p>
          </table:table-cell>
          <table:table-cell table:formula="of:=ROUND(192 + 2*[.C31]; 0)" office:value-type="float" office:value="159">
            <text:p>159</text:p>
          </table:table-cell>
          <table:table-cell table:formula="of:=MAX(MIN([.D31]; 255); 0)" office:value-type="float" office:value="159">
            <text:p>159</text:p>
          </table:table-cell>
          <table:table-cell table:formula="of:=31.5-(0.5*(255-[.E31]))" office:value-type="float" office:value="-16.5">
            <text:p>-16.5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table:formula="of:=POWER(1-POWER([.$J$1]; -[.A32]/[.$J$2]); [.$J$3])" office:value-type="float" office:value="0.00462962962962963">
            <text:p>0.0046296296</text:p>
          </table:table-cell>
          <table:table-cell table:formula="of:=IF([.B32]&gt;0; 20*LOG([.B32]; 10)+[.$J$4]; -120)" office:value-type="float" office:value="-15.6890750230186">
            <text:p>-15.689075023</text:p>
          </table:table-cell>
          <table:table-cell table:formula="of:=ROUND(192 + 2*[.C32]; 0)" office:value-type="float" office:value="161">
            <text:p>161</text:p>
          </table:table-cell>
          <table:table-cell table:formula="of:=MAX(MIN([.D32]; 255); 0)" office:value-type="float" office:value="161">
            <text:p>161</text:p>
          </table:table-cell>
          <table:table-cell table:formula="of:=31.5-(0.5*(255-[.E32]))" office:value-type="float" office:value="-15.5">
            <text:p>-15.5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table:formula="of:=POWER(1-POWER([.$J$1]; -[.A33]/[.$J$2]); [.$J$3])" office:value-type="float" office:value="0.00506326598747796">
            <text:p>0.005063266</text:p>
          </table:table-cell>
          <table:table-cell table:formula="of:=IF([.B33]&gt;0; 20*LOG([.B33]; 10)+[.$J$4]; -120)" office:value-type="float" office:value="-14.9113851462799">
            <text:p>-14.9113851463</text:p>
          </table:table-cell>
          <table:table-cell table:formula="of:=ROUND(192 + 2*[.C33]; 0)" office:value-type="float" office:value="162">
            <text:p>162</text:p>
          </table:table-cell>
          <table:table-cell table:formula="of:=MAX(MIN([.D33]; 255); 0)" office:value-type="float" office:value="162">
            <text:p>162</text:p>
          </table:table-cell>
          <table:table-cell table:formula="of:=31.5-(0.5*(255-[.E33]))" office:value-type="float" office:value="-15">
            <text:p>-15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table:formula="of:=POWER(1-POWER([.$J$1]; -[.A34]/[.$J$2]); [.$J$3])" office:value-type="float" office:value="0.00552030121521428">
            <text:p>0.0055203012</text:p>
          </table:table-cell>
          <table:table-cell table:formula="of:=IF([.B34]&gt;0; 20*LOG([.B34]; 10)+[.$J$4]; -120)" office:value-type="float" office:value="-14.1607444869509">
            <text:p>-14.160744487</text:p>
          </table:table-cell>
          <table:table-cell table:formula="of:=ROUND(192 + 2*[.C34]; 0)" office:value-type="float" office:value="164">
            <text:p>164</text:p>
          </table:table-cell>
          <table:table-cell table:formula="of:=MAX(MIN([.D34]; 255); 0)" office:value-type="float" office:value="164">
            <text:p>164</text:p>
          </table:table-cell>
          <table:table-cell table:formula="of:=31.5-(0.5*(255-[.E34]))" office:value-type="float" office:value="-14">
            <text:p>-14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table:formula="of:=POWER(1-POWER([.$J$1]; -[.A35]/[.$J$2]); [.$J$3])" office:value-type="float" office:value="0.00600103061511645">
            <text:p>0.0060010306</text:p>
          </table:table-cell>
          <table:table-cell table:formula="of:=IF([.B35]&gt;0; 20*LOG([.B35]; 10)+[.$J$4]; -120)" office:value-type="float" office:value="-13.4354831522561">
            <text:p>-13.4354831523</text:p>
          </table:table-cell>
          <table:table-cell table:formula="of:=ROUND(192 + 2*[.C35]; 0)" office:value-type="float" office:value="165">
            <text:p>165</text:p>
          </table:table-cell>
          <table:table-cell table:formula="of:=MAX(MIN([.D35]; 255); 0)" office:value-type="float" office:value="165">
            <text:p>165</text:p>
          </table:table-cell>
          <table:table-cell table:formula="of:=31.5-(0.5*(255-[.E35]))" office:value-type="float" office:value="-13.5">
            <text:p>-13.5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table:formula="of:=POWER(1-POWER([.$J$1]; -[.A36]/[.$J$2]); [.$J$3])" office:value-type="float" office:value="0.00650572884247144">
            <text:p>0.0065057288</text:p>
          </table:table-cell>
          <table:table-cell table:formula="of:=IF([.B36]&gt;0; 20*LOG([.B36]; 10)+[.$J$4]; -120)" office:value-type="float" office:value="-12.7340808397507">
            <text:p>-12.7340808398</text:p>
          </table:table-cell>
          <table:table-cell table:formula="of:=ROUND(192 + 2*[.C36]; 0)" office:value-type="float" office:value="167">
            <text:p>167</text:p>
          </table:table-cell>
          <table:table-cell table:formula="of:=MAX(MIN([.D36]; 255); 0)" office:value-type="float" office:value="167">
            <text:p>167</text:p>
          </table:table-cell>
          <table:table-cell table:formula="of:=31.5-(0.5*(255-[.E36]))" office:value-type="float" office:value="-12.5">
            <text:p>-12.5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table:formula="of:=POWER(1-POWER([.$J$1]; -[.A37]/[.$J$2]); [.$J$3])" office:value-type="float" office:value="0.00703465050380094">
            <text:p>0.0070346505</text:p>
          </table:table-cell>
          <table:table-cell table:formula="of:=IF([.B37]&gt;0; 20*LOG([.B37]; 10)+[.$J$4]; -120)" office:value-type="float" office:value="-12.0551494870897">
            <text:p>-12.0551494871</text:p>
          </table:table-cell>
          <table:table-cell table:formula="of:=ROUND(192 + 2*[.C37]; 0)" office:value-type="float" office:value="168">
            <text:p>168</text:p>
          </table:table-cell>
          <table:table-cell table:formula="of:=MAX(MIN([.D37]; 255); 0)" office:value-type="float" office:value="168">
            <text:p>168</text:p>
          </table:table-cell>
          <table:table-cell table:formula="of:=31.5-(0.5*(255-[.E37]))" office:value-type="float" office:value="-12">
            <text:p>-12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table:formula="of:=POWER(1-POWER([.$J$1]; -[.A38]/[.$J$2]); [.$J$3])" office:value-type="float" office:value="0.0075880307413144">
            <text:p>0.0075880307</text:p>
          </table:table-cell>
          <table:table-cell table:formula="of:=IF([.B38]&gt;0; 20*LOG([.B38]; 10)+[.$J$4]; -120)" office:value-type="float" office:value="-11.3974183665369">
            <text:p>-11.3974183665</text:p>
          </table:table-cell>
          <table:table-cell table:formula="of:=ROUND(192 + 2*[.C38]; 0)" office:value-type="float" office:value="169">
            <text:p>169</text:p>
          </table:table-cell>
          <table:table-cell table:formula="of:=MAX(MIN([.D38]; 255); 0)" office:value-type="float" office:value="169">
            <text:p>169</text:p>
          </table:table-cell>
          <table:table-cell table:formula="of:=31.5-(0.5*(255-[.E38]))" office:value-type="float" office:value="-11.5">
            <text:p>-11.5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table:formula="of:=POWER(1-POWER([.$J$1]; -[.A39]/[.$J$2]); [.$J$3])" office:value-type="float" office:value="0.00816608580387587">
            <text:p>0.0081660858</text:p>
          </table:table-cell>
          <table:table-cell table:formula="of:=IF([.B39]&gt;0; 20*LOG([.B39]; 10)+[.$J$4]; -120)" office:value-type="float" office:value="-10.7597212221472">
            <text:p>-10.7597212221</text:p>
          </table:table-cell>
          <table:table-cell table:formula="of:=ROUND(192 + 2*[.C39]; 0)" office:value-type="float" office:value="170">
            <text:p>170</text:p>
          </table:table-cell>
          <table:table-cell table:formula="of:=MAX(MIN([.D39]; 255); 0)" office:value-type="float" office:value="170">
            <text:p>170</text:p>
          </table:table-cell>
          <table:table-cell table:formula="of:=31.5-(0.5*(255-[.E39]))" office:value-type="float" office:value="-11">
            <text:p>-11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table:formula="of:=POWER(1-POWER([.$J$1]; -[.A40]/[.$J$2]); [.$J$3])" office:value-type="float" office:value="0.00876901360476496">
            <text:p>0.0087690136</text:p>
          </table:table-cell>
          <table:table-cell table:formula="of:=IF([.B40]&gt;0; 20*LOG([.B40]; 10)+[.$J$4]; -120)" office:value-type="float" office:value="-10.140985122646">
            <text:p>-10.1409851226</text:p>
          </table:table-cell>
          <table:table-cell table:formula="of:=ROUND(192 + 2*[.C40]; 0)" office:value-type="float" office:value="172">
            <text:p>172</text:p>
          </table:table-cell>
          <table:table-cell table:formula="of:=MAX(MIN([.D40]; 255); 0)" office:value-type="float" office:value="172">
            <text:p>172</text:p>
          </table:table-cell>
          <table:table-cell table:formula="of:=31.5-(0.5*(255-[.E40]))" office:value-type="float" office:value="-10">
            <text:p>-10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table:formula="of:=POWER(1-POWER([.$J$1]; -[.A41]/[.$J$2]); [.$J$3])" office:value-type="float" office:value="0.00939699426650708">
            <text:p>0.0093969943</text:p>
          </table:table-cell>
          <table:table-cell table:formula="of:=IF([.B41]&gt;0; 20*LOG([.B41]; 10)+[.$J$4]; -120)" office:value-type="float" office:value="-9.54022076251012">
            <text:p>-9.5402207625</text:p>
          </table:table-cell>
          <table:table-cell table:formula="of:=ROUND(192 + 2*[.C41]; 0)" office:value-type="float" office:value="173">
            <text:p>173</text:p>
          </table:table-cell>
          <table:table-cell table:formula="of:=MAX(MIN([.D41]; 255); 0)" office:value-type="float" office:value="173">
            <text:p>173</text:p>
          </table:table-cell>
          <table:table-cell table:formula="of:=31.5-(0.5*(255-[.E41]))" office:value-type="float" office:value="-9.5">
            <text:p>-9.5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table:formula="of:=POWER(1-POWER([.$J$1]; -[.A42]/[.$J$2]); [.$J$3])" office:value-type="float" office:value="0.0100501906530421">
            <text:p>0.0100501907</text:p>
          </table:table-cell>
          <table:table-cell table:formula="of:=IF([.B42]&gt;0; 20*LOG([.B42]; 10)+[.$J$4]; -120)" office:value-type="float" office:value="-8.95651399118071">
            <text:p>-8.9565139912</text:p>
          </table:table-cell>
          <table:table-cell table:formula="of:=ROUND(192 + 2*[.C42]; 0)" office:value-type="float" office:value="174">
            <text:p>174</text:p>
          </table:table-cell>
          <table:table-cell table:formula="of:=MAX(MIN([.D42]; 255); 0)" office:value-type="float" office:value="174">
            <text:p>174</text:p>
          </table:table-cell>
          <table:table-cell table:formula="of:=31.5-(0.5*(255-[.E42]))" office:value-type="float" office:value="-9">
            <text:p>-9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table:formula="of:=POWER(1-POWER([.$J$1]; -[.A43]/[.$J$2]); [.$J$3])" office:value-type="float" office:value="0.0107287488894964">
            <text:p>0.0107287489</text:p>
          </table:table-cell>
          <table:table-cell table:formula="of:=IF([.B43]&gt;0; 20*LOG([.B43]; 10)+[.$J$4]; -120)" office:value-type="float" office:value="-8.38901838839313">
            <text:p>-8.3890183884</text:p>
          </table:table-cell>
          <table:table-cell table:formula="of:=ROUND(192 + 2*[.C43]; 0)" office:value-type="float" office:value="175">
            <text:p>175</text:p>
          </table:table-cell>
          <table:table-cell table:formula="of:=MAX(MIN([.D43]; 255); 0)" office:value-type="float" office:value="175">
            <text:p>175</text:p>
          </table:table-cell>
          <table:table-cell table:formula="of:=31.5-(0.5*(255-[.E43]))" office:value-type="float" office:value="-8.5">
            <text:p>-8.5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table:formula="of:=POWER(1-POWER([.$J$1]; -[.A44]/[.$J$2]); [.$J$3])" office:value-type="float" office:value="0.0114327988698163">
            <text:p>0.0114327989</text:p>
          </table:table-cell>
          <table:table-cell table:formula="of:=IF([.B44]&gt;0; 20*LOG([.B44]; 10)+[.$J$4]; -120)" office:value-type="float" office:value="-7.83694873432202">
            <text:p>-7.8369487343</text:p>
          </table:table-cell>
          <table:table-cell table:formula="of:=ROUND(192 + 2*[.C44]; 0)" office:value-type="float" office:value="176">
            <text:p>176</text:p>
          </table:table-cell>
          <table:table-cell table:formula="of:=MAX(MIN([.D44]; 255); 0)" office:value-type="float" office:value="176">
            <text:p>176</text:p>
          </table:table-cell>
          <table:table-cell table:formula="of:=31.5-(0.5*(255-[.E44]))" office:value-type="float" office:value="-8">
            <text:p>-8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table:formula="of:=POWER(1-POWER([.$J$1]; -[.A45]/[.$J$2]); [.$J$3])" office:value-type="float" office:value="0.0121624547525179">
            <text:p>0.0121624548</text:p>
          </table:table-cell>
          <table:table-cell table:formula="of:=IF([.B45]&gt;0; 20*LOG([.B45]; 10)+[.$J$4]; -120)" office:value-type="float" office:value="-7.2995752481711">
            <text:p>-7.2995752482</text:p>
          </table:table-cell>
          <table:table-cell table:formula="of:=ROUND(192 + 2*[.C45]; 0)" office:value-type="float" office:value="177">
            <text:p>177</text:p>
          </table:table-cell>
          <table:table-cell table:formula="of:=MAX(MIN([.D45]; 255); 0)" office:value-type="float" office:value="177">
            <text:p>177</text:p>
          </table:table-cell>
          <table:table-cell table:formula="of:=31.5-(0.5*(255-[.E45]))" office:value-type="float" office:value="-7.5">
            <text:p>-7.5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table:formula="of:=POWER(1-POWER([.$J$1]; -[.A46]/[.$J$2]); [.$J$3])" office:value-type="float" office:value="0.0129178154448013">
            <text:p>0.0129178154</text:p>
          </table:table-cell>
          <table:table-cell table:formula="of:=IF([.B46]&gt;0; 20*LOG([.B46]; 10)+[.$J$4]; -120)" office:value-type="float" office:value="-6.77621848917982">
            <text:p>-6.7762184892</text:p>
          </table:table-cell>
          <table:table-cell table:formula="of:=ROUND(192 + 2*[.C46]; 0)" office:value-type="float" office:value="178">
            <text:p>178</text:p>
          </table:table-cell>
          <table:table-cell table:formula="of:=MAX(MIN([.D46]; 255); 0)" office:value-type="float" office:value="178">
            <text:p>178</text:p>
          </table:table-cell>
          <table:table-cell table:formula="of:=31.5-(0.5*(255-[.E46]))" office:value-type="float" office:value="-7">
            <text:p>-7</text:p>
          </table:table-cell>
          <table:table-cell table:number-columns-repeated="1018"/>
        </table:table-row>
        <table:table-row table:style-name="ro1">
          <table:table-cell office:value-type="float" office:value="45">
            <text:p>45</text:p>
          </table:table-cell>
          <table:table-cell table:formula="of:=POWER(1-POWER([.$J$1]; -[.A47]/[.$J$2]); [.$J$3])" office:value-type="float" office:value="0.0136989650752739">
            <text:p>0.0136989651</text:p>
          </table:table-cell>
          <table:table-cell table:formula="of:=IF([.B47]&gt;0; 20*LOG([.B47]; 10)+[.$J$4]; -120)" office:value-type="float" office:value="-6.2662448307043">
            <text:p>-6.2662448307</text:p>
          </table:table-cell>
          <table:table-cell table:formula="of:=ROUND(192 + 2*[.C47]; 0)" office:value-type="float" office:value="179">
            <text:p>179</text:p>
          </table:table-cell>
          <table:table-cell table:formula="of:=MAX(MIN([.D47]; 255); 0)" office:value-type="float" office:value="179">
            <text:p>179</text:p>
          </table:table-cell>
          <table:table-cell table:formula="of:=31.5-(0.5*(255-[.E47]))" office:value-type="float" office:value="-6.5">
            <text:p>-6.5</text:p>
          </table:table-cell>
          <table:table-cell table:number-columns-repeated="1018"/>
        </table:table-row>
        <table:table-row table:style-name="ro1">
          <table:table-cell office:value-type="float" office:value="46">
            <text:p>46</text:p>
          </table:table-cell>
          <table:table-cell table:formula="of:=POWER(1-POWER([.$J$1]; -[.A48]/[.$J$2]); [.$J$3])" office:value-type="float" office:value="0.0145059734555212">
            <text:p>0.0145059735</text:p>
          </table:table-cell>
          <table:table-cell table:formula="of:=IF([.B48]&gt;0; 20*LOG([.B48]; 10)+[.$J$4]; -120)" office:value-type="float" office:value="-5.76906243177916">
            <text:p>-5.7690624318</text:p>
          </table:table-cell>
          <table:table-cell table:formula="of:=ROUND(192 + 2*[.C48]; 0)" office:value-type="float" office:value="180">
            <text:p>180</text:p>
          </table:table-cell>
          <table:table-cell table:formula="of:=MAX(MIN([.D48]; 255); 0)" office:value-type="float" office:value="180">
            <text:p>180</text:p>
          </table:table-cell>
          <table:table-cell table:formula="of:=31.5-(0.5*(255-[.E48]))" office:value-type="float" office:value="-6">
            <text:p>-6</text:p>
          </table:table-cell>
          <table:table-cell table:number-columns-repeated="1018"/>
        </table:table-row>
        <table:table-row table:style-name="ro1">
          <table:table-cell office:value-type="float" office:value="47">
            <text:p>47</text:p>
          </table:table-cell>
          <table:table-cell table:formula="of:=POWER(1-POWER([.$J$1]; -[.A49]/[.$J$2]); [.$J$3])" office:value-type="float" office:value="0.0153388965307603">
            <text:p>0.0153388965</text:p>
          </table:table-cell>
          <table:table-cell table:formula="of:=IF([.B49]&gt;0; 20*LOG([.B49]; 10)+[.$J$4]; -120)" office:value-type="float" office:value="-5.2841176419508">
            <text:p>-5.284117642</text:p>
          </table:table-cell>
          <table:table-cell table:formula="of:=ROUND(192 + 2*[.C49]; 0)" office:value-type="float" office:value="181">
            <text:p>181</text:p>
          </table:table-cell>
          <table:table-cell table:formula="of:=MAX(MIN([.D49]; 255); 0)" office:value-type="float" office:value="181">
            <text:p>181</text:p>
          </table:table-cell>
          <table:table-cell table:formula="of:=31.5-(0.5*(255-[.E49]))" office:value-type="float" office:value="-5.5">
            <text:p>-5.5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formula="of:=POWER(1-POWER([.$J$1]; -[.A50]/[.$J$2]); [.$J$3])" office:value-type="float" office:value="0.0161977768198053">
            <text:p>0.0161977768</text:p>
          </table:table-cell>
          <table:table-cell table:formula="of:=IF([.B50]&gt;0; 20*LOG([.B50]; 10)+[.$J$4]; -120)" office:value-type="float" office:value="-4.8108917846379">
            <text:p>-4.8108917846</text:p>
          </table:table-cell>
          <table:table-cell table:formula="of:=ROUND(192 + 2*[.C50]; 0)" office:value-type="float" office:value="182">
            <text:p>182</text:p>
          </table:table-cell>
          <table:table-cell table:formula="of:=MAX(MIN([.D50]; 255); 0)" office:value-type="float" office:value="182">
            <text:p>182</text:p>
          </table:table-cell>
          <table:table-cell table:formula="of:=31.5-(0.5*(255-[.E50]))" office:value-type="float" office:value="-5">
            <text:p>-5</text:p>
          </table:table-cell>
          <table:table-cell table:number-columns-repeated="1018"/>
        </table:table-row>
        <table:table-row table:style-name="ro1">
          <table:table-cell office:value-type="float" office:value="49">
            <text:p>49</text:p>
          </table:table-cell>
          <table:table-cell table:formula="of:=POWER(1-POWER([.$J$1]; -[.A51]/[.$J$2]); [.$J$3])" office:value-type="float" office:value="0.0170826438445701">
            <text:p>0.0170826438</text:p>
          </table:table-cell>
          <table:table-cell table:formula="of:=IF([.B51]&gt;0; 20*LOG([.B51]; 10)+[.$J$4]; -120)" office:value-type="float" office:value="-4.34889827217863">
            <text:p>-4.3488982722</text:p>
          </table:table-cell>
          <table:table-cell table:formula="of:=ROUND(192 + 2*[.C51]; 0)" office:value-type="float" office:value="183">
            <text:p>183</text:p>
          </table:table-cell>
          <table:table-cell table:formula="of:=MAX(MIN([.D51]; 255); 0)" office:value-type="float" office:value="183">
            <text:p>183</text:p>
          </table:table-cell>
          <table:table-cell table:formula="of:=31.5-(0.5*(255-[.E51]))" office:value-type="float" office:value="-4.5">
            <text:p>-4.5</text:p>
          </table:table-cell>
          <table:table-cell table:number-columns-repeated="1018"/>
        </table:table-row>
        <table:table-row table:style-name="ro1">
          <table:table-cell office:value-type="float" office:value="50">
            <text:p>50</text:p>
          </table:table-cell>
          <table:table-cell table:formula="of:=POWER(1-POWER([.$J$1]; -[.A52]/[.$J$2]); [.$J$3])" office:value-type="float" office:value="0.0179935145493294">
            <text:p>0.0179935145</text:p>
          </table:table-cell>
          <table:table-cell table:formula="of:=IF([.B52]&gt;0; 20*LOG([.B52]; 10)+[.$J$4]; -120)" office:value-type="float" office:value="-3.89768001234993">
            <text:p>-3.8976800123</text:p>
          </table:table-cell>
          <table:table-cell table:formula="of:=ROUND(192 + 2*[.C52]; 0)" office:value-type="float" office:value="184">
            <text:p>184</text:p>
          </table:table-cell>
          <table:table-cell table:formula="of:=MAX(MIN([.D52]; 255); 0)" office:value-type="float" office:value="184">
            <text:p>184</text:p>
          </table:table-cell>
          <table:table-cell table:formula="of:=31.5-(0.5*(255-[.E52]))" office:value-type="float" office:value="-4">
            <text:p>-4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table:formula="of:=POWER(1-POWER([.$J$1]; -[.A53]/[.$J$2]); [.$J$3])" office:value-type="float" office:value="0.0189303937099537">
            <text:p>0.0189303937</text:p>
          </table:table-cell>
          <table:table-cell table:formula="of:=IF([.B53]&gt;0; 20*LOG([.B53]; 10)+[.$J$4]; -120)" office:value-type="float" office:value="-3.45680707172006">
            <text:p>-3.4568070717</text:p>
          </table:table-cell>
          <table:table-cell table:formula="of:=ROUND(192 + 2*[.C53]; 0)" office:value-type="float" office:value="185">
            <text:p>185</text:p>
          </table:table-cell>
          <table:table-cell table:formula="of:=MAX(MIN([.D53]; 255); 0)" office:value-type="float" office:value="185">
            <text:p>185</text:p>
          </table:table-cell>
          <table:table-cell table:formula="of:=31.5-(0.5*(255-[.E53]))" office:value-type="float" office:value="-3.5">
            <text:p>-3.5</text:p>
          </table:table-cell>
          <table:table-cell table:number-columns-repeated="1018"/>
        </table:table-row>
        <table:table-row table:style-name="ro1">
          <table:table-cell office:value-type="float" office:value="52">
            <text:p>52</text:p>
          </table:table-cell>
          <table:table-cell table:formula="of:=POWER(1-POWER([.$J$1]; -[.A54]/[.$J$2]); [.$J$3])" office:value-type="float" office:value="0.0198932743333318">
            <text:p>0.0198932743</text:p>
          </table:table-cell>
          <table:table-cell table:formula="of:=IF([.B54]&gt;0; 20*LOG([.B54]; 10)+[.$J$4]; -120)" office:value-type="float" office:value="-3.02587456590507">
            <text:p>-3.0258745659</text:p>
          </table:table-cell>
          <table:table-cell table:formula="of:=ROUND(192 + 2*[.C54]; 0)" office:value-type="float" office:value="186">
            <text:p>186</text:p>
          </table:table-cell>
          <table:table-cell table:formula="of:=MAX(MIN([.D54]; 255); 0)" office:value-type="float" office:value="186">
            <text:p>186</text:p>
          </table:table-cell>
          <table:table-cell table:formula="of:=31.5-(0.5*(255-[.E54]))" office:value-type="float" office:value="-3">
            <text:p>-3</text:p>
          </table:table-cell>
          <table:table-cell table:number-columns-repeated="1018"/>
        </table:table-row>
        <table:table-row table:style-name="ro1">
          <table:table-cell office:value-type="float" office:value="53">
            <text:p>53</text:p>
          </table:table-cell>
          <table:table-cell table:formula="of:=POWER(1-POWER([.$J$1]; -[.A55]/[.$J$2]); [.$J$3])" office:value-type="float" office:value="0.0208821380471865">
            <text:p>0.020882138</text:p>
          </table:table-cell>
          <table:table-cell table:formula="of:=IF([.B55]&gt;0; 20*LOG([.B55]; 10)+[.$J$4]; -120)" office:value-type="float" office:value="-2.60450075079162">
            <text:p>-2.6045007508</text:p>
          </table:table-cell>
          <table:table-cell table:formula="of:=ROUND(192 + 2*[.C55]; 0)" office:value-type="float" office:value="187">
            <text:p>187</text:p>
          </table:table-cell>
          <table:table-cell table:formula="of:=MAX(MIN([.D55]; 255); 0)" office:value-type="float" office:value="187">
            <text:p>187</text:p>
          </table:table-cell>
          <table:table-cell table:formula="of:=31.5-(0.5*(255-[.E55]))" office:value-type="float" office:value="-2.5">
            <text:p>-2.5</text:p>
          </table:table-cell>
          <table:table-cell table:number-columns-repeated="1018"/>
        </table:table-row>
        <table:table-row table:style-name="ro1">
          <table:table-cell office:value-type="float" office:value="54">
            <text:p>54</text:p>
          </table:table-cell>
          <table:table-cell table:formula="of:=POWER(1-POWER([.$J$1]; -[.A56]/[.$J$2]); [.$J$3])" office:value-type="float" office:value="0.0218969554804898">
            <text:p>0.0218969555</text:p>
          </table:table-cell>
          <table:table-cell table:formula="of:=IF([.B56]&gt;0; 20*LOG([.B56]; 10)+[.$J$4]; -120)" office:value-type="float" office:value="-2.1923252921827">
            <text:p>-2.1923252922</text:p>
          </table:table-cell>
          <table:table-cell table:formula="of:=ROUND(192 + 2*[.C56]; 0)" office:value-type="float" office:value="188">
            <text:p>188</text:p>
          </table:table-cell>
          <table:table-cell table:formula="of:=MAX(MIN([.D56]; 255); 0)" office:value-type="float" office:value="188">
            <text:p>188</text:p>
          </table:table-cell>
          <table:table-cell table:formula="of:=31.5-(0.5*(255-[.E56]))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office:value-type="float" office:value="55">
            <text:p>55</text:p>
          </table:table-cell>
          <table:table-cell table:formula="of:=POWER(1-POWER([.$J$1]; -[.A57]/[.$J$2]); [.$J$3])" office:value-type="float" office:value="0.0229376866346749">
            <text:p>0.0229376866</text:p>
          </table:table-cell>
          <table:table-cell table:formula="of:=IF([.B57]&gt;0; 20*LOG([.B57]; 10)+[.$J$4]; -120)" office:value-type="float" office:value="-1.78900769421976">
            <text:p>-1.7890076942</text:p>
          </table:table-cell>
          <table:table-cell table:formula="of:=ROUND(192 + 2*[.C57]; 0)" office:value-type="float" office:value="188">
            <text:p>188</text:p>
          </table:table-cell>
          <table:table-cell table:formula="of:=MAX(MIN([.D57]; 255); 0)" office:value-type="float" office:value="188">
            <text:p>188</text:p>
          </table:table-cell>
          <table:table-cell table:formula="of:=31.5-(0.5*(255-[.E57]))" office:value-type="float" office:value="-2">
            <text:p>-2</text:p>
          </table:table-cell>
          <table:table-cell table:number-columns-repeated="1018"/>
        </table:table-row>
        <table:table-row table:style-name="ro1">
          <table:table-cell office:value-type="float" office:value="56">
            <text:p>56</text:p>
          </table:table-cell>
          <table:table-cell table:formula="of:=POWER(1-POWER([.$J$1]; -[.A58]/[.$J$2]); [.$J$3])" office:value-type="float" office:value="0.0240042812458423">
            <text:p>0.0240042812</text:p>
          </table:table-cell>
          <table:table-cell table:formula="of:=IF([.B58]&gt;0; 20*LOG([.B58]; 10)+[.$J$4]; -120)" office:value-type="float" office:value="-1.39422586941208">
            <text:p>-1.3942258694</text:p>
          </table:table-cell>
          <table:table-cell table:formula="of:=ROUND(192 + 2*[.C58]; 0)" office:value-type="float" office:value="189">
            <text:p>189</text:p>
          </table:table-cell>
          <table:table-cell table:formula="of:=MAX(MIN([.D58]; 255); 0)" office:value-type="float" office:value="189">
            <text:p>189</text:p>
          </table:table-cell>
          <table:table-cell table:formula="of:=31.5-(0.5*(255-[.E58]))" office:value-type="float" office:value="-1.5">
            <text:p>-1.5</text:p>
          </table:table-cell>
          <table:table-cell table:number-columns-repeated="1018"/>
        </table:table-row>
        <table:table-row table:style-name="ro1">
          <table:table-cell office:value-type="float" office:value="57">
            <text:p>57</text:p>
          </table:table-cell>
          <table:table-cell table:formula="of:=POWER(1-POWER([.$J$1]; -[.A59]/[.$J$2]); [.$J$3])" office:value-type="float" office:value="0.0250966791381512">
            <text:p>0.0250966791</text:p>
          </table:table-cell>
          <table:table-cell table:formula="of:=IF([.B59]&gt;0; 20*LOG([.B59]; 10)+[.$J$4]; -120)" office:value-type="float" office:value="-1.00767483523336">
            <text:p>-1.0076748352</text:p>
          </table:table-cell>
          <table:table-cell table:formula="of:=ROUND(192 + 2*[.C59]; 0)" office:value-type="float" office:value="190">
            <text:p>190</text:p>
          </table:table-cell>
          <table:table-cell table:formula="of:=MAX(MIN([.D59]; 255); 0)" office:value-type="float" office:value="190">
            <text:p>190</text:p>
          </table:table-cell>
          <table:table-cell table:formula="of:=31.5-(0.5*(255-[.E59]))" office:value-type="float" office:value="-1">
            <text:p>-1</text:p>
          </table:table-cell>
          <table:table-cell table:number-columns-repeated="1018"/>
        </table:table-row>
        <table:table-row table:style-name="ro1">
          <table:table-cell office:value-type="float" office:value="58">
            <text:p>58</text:p>
          </table:table-cell>
          <table:table-cell table:formula="of:=POWER(1-POWER([.$J$1]; -[.A60]/[.$J$2]); [.$J$3])" office:value-type="float" office:value="0.0262148105685842">
            <text:p>0.0262148106</text:p>
          </table:table-cell>
          <table:table-cell table:formula="of:=IF([.B60]&gt;0; 20*LOG([.B60]; 10)+[.$J$4]; -120)" office:value-type="float" office:value="-0.629065524075394">
            <text:p>-0.6290655241</text:p>
          </table:table-cell>
          <table:table-cell table:formula="of:=ROUND(192 + 2*[.C60]; 0)" office:value-type="float" office:value="191">
            <text:p>191</text:p>
          </table:table-cell>
          <table:table-cell table:formula="of:=MAX(MIN([.D60]; 255); 0)" office:value-type="float" office:value="191">
            <text:p>191</text:p>
          </table:table-cell>
          <table:table-cell table:formula="of:=31.5-(0.5*(255-[.E60]))" office:value-type="float" office:value="-0.5">
            <text:p>-0.5</text:p>
          </table:table-cell>
          <table:table-cell table:number-columns-repeated="1018"/>
        </table:table-row>
        <table:table-row table:style-name="ro1">
          <table:table-cell office:value-type="float" office:value="59">
            <text:p>59</text:p>
          </table:table-cell>
          <table:table-cell table:formula="of:=POWER(1-POWER([.$J$1]; -[.A61]/[.$J$2]); [.$J$3])" office:value-type="float" office:value="0.0273585965632695">
            <text:p>0.0273585966</text:p>
          </table:table-cell>
          <table:table-cell table:formula="of:=IF([.B61]&gt;0; 20*LOG([.B61]; 10)+[.$J$4]; -120)" office:value-type="float" office:value="-0.258123694930685">
            <text:p>-0.2581236949</text:p>
          </table:table-cell>
          <table:table-cell table:formula="of:=ROUND(192 + 2*[.C61]; 0)" office:value-type="float" office:value="191">
            <text:p>191</text:p>
          </table:table-cell>
          <table:table-cell table:formula="of:=MAX(MIN([.D61]; 255); 0)" office:value-type="float" office:value="191">
            <text:p>191</text:p>
          </table:table-cell>
          <table:table-cell table:formula="of:=31.5-(0.5*(255-[.E61]))" office:value-type="float" office:value="-0.5">
            <text:p>-0.5</text:p>
          </table:table-cell>
          <table:table-cell table:number-columns-repeated="1018"/>
        </table:table-row>
        <table:table-row table:style-name="ro1">
          <table:table-cell office:value-type="float" office:value="60">
            <text:p>60</text:p>
          </table:table-cell>
          <table:table-cell table:formula="of:=POWER(1-POWER([.$J$1]; -[.A62]/[.$J$2]); [.$J$3])" office:value-type="float" office:value="0.0285279492455418">
            <text:p>0.0285279492</text:p>
          </table:table-cell>
          <table:table-cell table:formula="of:=IF([.B62]&gt;0; 20*LOG([.B62]; 10)+[.$J$4]; -120)" office:value-type="float" office:value="0.105411063456263">
            <text:p>0.1054110635</text:p>
          </table:table-cell>
          <table:table-cell table:formula="of:=ROUND(192 + 2*[.C62]; 0)" office:value-type="float" office:value="192">
            <text:p>192</text:p>
          </table:table-cell>
          <table:table-cell table:formula="of:=MAX(MIN([.D62]; 255); 0)" office:value-type="float" office:value="192">
            <text:p>192</text:p>
          </table:table-cell>
          <table:table-cell table:formula="of:=31.5-(0.5*(255-[.E62])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float" office:value="61">
            <text:p>61</text:p>
          </table:table-cell>
          <table:table-cell table:formula="of:=POWER(1-POWER([.$J$1]; -[.A63]/[.$J$2]); [.$J$3])" office:value-type="float" office:value="0.0297227721559174">
            <text:p>0.0297227722</text:p>
          </table:table-cell>
          <table:table-cell table:formula="of:=IF([.B63]&gt;0; 20*LOG([.B63]; 10)+[.$J$4]; -120)" office:value-type="float" office:value="0.461786247041641">
            <text:p>0.461786247</text:p>
          </table:table-cell>
          <table:table-cell table:formula="of:=ROUND(192 + 2*[.C63]; 0)" office:value-type="float" office:value="193">
            <text:p>193</text:p>
          </table:table-cell>
          <table:table-cell table:formula="of:=MAX(MIN([.D63]; 255); 0)" office:value-type="float" office:value="193">
            <text:p>193</text:p>
          </table:table-cell>
          <table:table-cell table:formula="of:=31.5-(0.5*(255-[.E63]))" office:value-type="float" office:value="0.5">
            <text:p>0.5</text:p>
          </table:table-cell>
          <table:table-cell table:number-columns-repeated="1018"/>
        </table:table-row>
        <table:table-row table:style-name="ro1">
          <table:table-cell office:value-type="float" office:value="62">
            <text:p>62</text:p>
          </table:table-cell>
          <table:table-cell table:formula="of:=POWER(1-POWER([.$J$1]; -[.A64]/[.$J$2]); [.$J$3])" office:value-type="float" office:value="0.0309429605641585">
            <text:p>0.0309429606</text:p>
          </table:table-cell>
          <table:table-cell table:formula="of:=IF([.B64]&gt;0; 20*LOG([.B64]; 10)+[.$J$4]; -120)" office:value-type="float" office:value="0.811237276579199">
            <text:p>0.8112372766</text:p>
          </table:table-cell>
          <table:table-cell table:formula="of:=ROUND(192 + 2*[.C64]; 0)" office:value-type="float" office:value="194">
            <text:p>194</text:p>
          </table:table-cell>
          <table:table-cell table:formula="of:=MAX(MIN([.D64]; 255); 0)" office:value-type="float" office:value="194">
            <text:p>194</text:p>
          </table:table-cell>
          <table:table-cell table:formula="of:=31.5-(0.5*(255-[.E64]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3">
            <text:p>63</text:p>
          </table:table-cell>
          <table:table-cell table:formula="of:=POWER(1-POWER([.$J$1]; -[.A65]/[.$J$2]); [.$J$3])" office:value-type="float" office:value="0.032188401773596">
            <text:p>0.0321884018</text:p>
          </table:table-cell>
          <table:table-cell table:formula="of:=IF([.B65]&gt;0; 20*LOG([.B65]; 10)+[.$J$4]; -120)" office:value-type="float" office:value="1.15398827050031">
            <text:p>1.1539882705</text:p>
          </table:table-cell>
          <table:table-cell table:formula="of:=ROUND(192 + 2*[.C65]; 0)" office:value-type="float" office:value="194">
            <text:p>194</text:p>
          </table:table-cell>
          <table:table-cell table:formula="of:=MAX(MIN([.D65]; 255); 0)" office:value-type="float" office:value="194">
            <text:p>194</text:p>
          </table:table-cell>
          <table:table-cell table:formula="of:=31.5-(0.5*(255-[.E65]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office:value-type="float" office:value="64">
            <text:p>64</text:p>
          </table:table-cell>
          <table:table-cell table:formula="of:=POWER(1-POWER([.$J$1]; -[.A66]/[.$J$2]); [.$J$3])" office:value-type="float" office:value="0.0334589754178765">
            <text:p>0.0334589754</text:p>
          </table:table-cell>
          <table:table-cell table:formula="of:=IF([.B66]&gt;0; 20*LOG([.B66]; 10)+[.$J$4]; -120)" office:value-type="float" office:value="1.49025275692956">
            <text:p>1.4902527569</text:p>
          </table:table-cell>
          <table:table-cell table:formula="of:=ROUND(192 + 2*[.C66]; 0)" office:value-type="float" office:value="195">
            <text:p>195</text:p>
          </table:table-cell>
          <table:table-cell table:formula="of:=MAX(MIN([.D66]; 255); 0)" office:value-type="float" office:value="195">
            <text:p>195</text:p>
          </table:table-cell>
          <table:table-cell table:formula="of:=31.5-(0.5*(255-[.E66]))" office:value-type="float" office:value="1.5">
            <text:p>1.5</text:p>
          </table:table-cell>
          <table:table-cell table:number-columns-repeated="1018"/>
        </table:table-row>
        <table:table-row table:style-name="ro1">
          <table:table-cell office:value-type="float" office:value="65">
            <text:p>65</text:p>
          </table:table-cell>
          <table:table-cell table:formula="of:=POWER(1-POWER([.$J$1]; -[.A67]/[.$J$2]); [.$J$3])" office:value-type="float" office:value="0.0347545537502984">
            <text:p>0.0347545538</text:p>
          </table:table-cell>
          <table:table-cell table:formula="of:=IF([.B67]&gt;0; 20*LOG([.B67]; 10)+[.$J$4]; -120)" office:value-type="float" office:value="1.82023433049843">
            <text:p>1.8202343305</text:p>
          </table:table-cell>
          <table:table-cell table:formula="of:=ROUND(192 + 2*[.C67]; 0)" office:value-type="float" office:value="196">
            <text:p>196</text:p>
          </table:table-cell>
          <table:table-cell table:formula="of:=MAX(MIN([.D67]; 255); 0)" office:value-type="float" office:value="196">
            <text:p>196</text:p>
          </table:table-cell>
          <table:table-cell table:formula="of:=31.5-(0.5*(255-[.E67]))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66">
            <text:p>66</text:p>
          </table:table-cell>
          <table:table-cell table:formula="of:=POWER(1-POWER([.$J$1]; -[.A68]/[.$J$2]); [.$J$3])" office:value-type="float" office:value="0.0360750019258958">
            <text:p>0.0360750019</text:p>
          </table:table-cell>
          <table:table-cell table:formula="of:=IF([.B68]&gt;0; 20*LOG([.B68]; 10)+[.$J$4]; -120)" office:value-type="float" office:value="2.14412725901453">
            <text:p>2.144127259</text:p>
          </table:table-cell>
          <table:table-cell table:formula="of:=ROUND(192 + 2*[.C68]; 0)" office:value-type="float" office:value="196">
            <text:p>196</text:p>
          </table:table-cell>
          <table:table-cell table:formula="of:=MAX(MIN([.D68]; 255); 0)" office:value-type="float" office:value="196">
            <text:p>196</text:p>
          </table:table-cell>
          <table:table-cell table:formula="of:=31.5-(0.5*(255-[.E68]))" office:value-type="float" office:value="2">
            <text:p>2</text:p>
          </table:table-cell>
          <table:table-cell table:number-columns-repeated="1018"/>
        </table:table-row>
        <table:table-row table:style-name="ro1">
          <table:table-cell office:value-type="float" office:value="67">
            <text:p>67</text:p>
          </table:table-cell>
          <table:table-cell table:formula="of:=POWER(1-POWER([.$J$1]; -[.A69]/[.$J$2]); [.$J$3])" office:value-type="float" office:value="0.0374201782764264">
            <text:p>0.0374201783</text:p>
          </table:table-cell>
          <table:table-cell table:formula="of:=IF([.B69]&gt;0; 20*LOG([.B69]; 10)+[.$J$4]; -120)" office:value-type="float" office:value="2.46211704451115">
            <text:p>2.4621170445</text:p>
          </table:table-cell>
          <table:table-cell table:formula="of:=ROUND(192 + 2*[.C69]; 0)" office:value-type="float" office:value="197">
            <text:p>197</text:p>
          </table:table-cell>
          <table:table-cell table:formula="of:=MAX(MIN([.D69]; 255); 0)" office:value-type="float" office:value="197">
            <text:p>197</text:p>
          </table:table-cell>
          <table:table-cell table:formula="of:=31.5-(0.5*(255-[.E69]))" office:value-type="float" office:value="2.5">
            <text:p>2.5</text:p>
          </table:table-cell>
          <table:table-cell table:number-columns-repeated="1018"/>
        </table:table-row>
        <table:table-row table:style-name="ro1">
          <table:table-cell office:value-type="float" office:value="68">
            <text:p>68</text:p>
          </table:table-cell>
          <table:table-cell table:formula="of:=POWER(1-POWER([.$J$1]; -[.A70]/[.$J$2]); [.$J$3])" office:value-type="float" office:value="0.0387899345784192">
            <text:p>0.0387899346</text:p>
          </table:table-cell>
          <table:table-cell table:formula="of:=IF([.B70]&gt;0; 20*LOG([.B70]; 10)+[.$J$4]; -120)" office:value-type="float" office:value="2.77438094273302">
            <text:p>2.7743809427</text:p>
          </table:table-cell>
          <table:table-cell table:formula="of:=ROUND(192 + 2*[.C70]; 0)" office:value-type="float" office:value="198">
            <text:p>198</text:p>
          </table:table-cell>
          <table:table-cell table:formula="of:=MAX(MIN([.D70]; 255); 0)" office:value-type="float" office:value="198">
            <text:p>198</text:p>
          </table:table-cell>
          <table:table-cell table:formula="of:=31.5-(0.5*(255-[.E70]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69">
            <text:p>69</text:p>
          </table:table-cell>
          <table:table-cell table:formula="of:=POWER(1-POWER([.$J$1]; -[.A71]/[.$J$2]); [.$J$3])" office:value-type="float" office:value="0.0401841163144299">
            <text:p>0.0401841163</text:p>
          </table:table-cell>
          <table:table-cell table:formula="of:=IF([.B71]&gt;0; 20*LOG([.B71]; 10)+[.$J$4]; -120)" office:value-type="float" office:value="3.08108844469915">
            <text:p>3.0810884447</text:p>
          </table:table-cell>
          <table:table-cell table:formula="of:=ROUND(192 + 2*[.C71]; 0)" office:value-type="float" office:value="198">
            <text:p>198</text:p>
          </table:table-cell>
          <table:table-cell table:formula="of:=MAX(MIN([.D71]; 255); 0)" office:value-type="float" office:value="198">
            <text:p>198</text:p>
          </table:table-cell>
          <table:table-cell table:formula="of:=31.5-(0.5*(255-[.E71]))" office:value-type="float" office:value="3">
            <text:p>3</text:p>
          </table:table-cell>
          <table:table-cell table:number-columns-repeated="1018"/>
        </table:table-row>
        <table:table-row table:style-name="ro1">
          <table:table-cell office:value-type="float" office:value="70">
            <text:p>70</text:p>
          </table:table-cell>
          <table:table-cell table:formula="of:=POWER(1-POWER([.$J$1]; -[.A72]/[.$J$2]); [.$J$3])" office:value-type="float" office:value="0.0416025629276528">
            <text:p>0.0416025629</text:p>
          </table:table-cell>
          <table:table-cell table:formula="of:=IF([.B72]&gt;0; 20*LOG([.B72]; 10)+[.$J$4]; -120)" office:value-type="float" office:value="3.38240172361717">
            <text:p>3.3824017236</text:p>
          </table:table-cell>
          <table:table-cell table:formula="of:=ROUND(192 + 2*[.C72]; 0)" office:value-type="float" office:value="199">
            <text:p>199</text:p>
          </table:table-cell>
          <table:table-cell table:formula="of:=MAX(MIN([.D72]; 255); 0)" office:value-type="float" office:value="199">
            <text:p>199</text:p>
          </table:table-cell>
          <table:table-cell table:formula="of:=31.5-(0.5*(255-[.E72]))"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office:value-type="float" office:value="71">
            <text:p>71</text:p>
          </table:table-cell>
          <table:table-cell table:formula="of:=POWER(1-POWER([.$J$1]; -[.A73]/[.$J$2]); [.$J$3])" office:value-type="float" office:value="0.043045108070034">
            <text:p>0.0430451081</text:p>
          </table:table-cell>
          <table:table-cell table:formula="of:=IF([.B73]&gt;0; 20*LOG([.B73]; 10)+[.$J$4]; -120)" office:value-type="float" office:value="3.67847605009834">
            <text:p>3.6784760501</text:p>
          </table:table-cell>
          <table:table-cell table:formula="of:=ROUND(192 + 2*[.C73]; 0)" office:value-type="float" office:value="199">
            <text:p>199</text:p>
          </table:table-cell>
          <table:table-cell table:formula="of:=MAX(MIN([.D73]; 255); 0)" office:value-type="float" office:value="199">
            <text:p>199</text:p>
          </table:table-cell>
          <table:table-cell table:formula="of:=31.5-(0.5*(255-[.E73]))" office:value-type="float" office:value="3.5">
            <text:p>3.5</text:p>
          </table:table-cell>
          <table:table-cell table:number-columns-repeated="1018"/>
        </table:table-row>
        <table:table-row table:style-name="ro1">
          <table:table-cell office:value-type="float" office:value="72">
            <text:p>72</text:p>
          </table:table-cell>
          <table:table-cell table:formula="of:=POWER(1-POWER([.$J$1]; -[.A74]/[.$J$2]); [.$J$3])" office:value-type="float" office:value="0.0445115798440261">
            <text:p>0.0445115798</text:p>
          </table:table-cell>
          <table:table-cell table:formula="of:=IF([.B74]&gt;0; 20*LOG([.B74]; 10)+[.$J$4]; -120)" office:value-type="float" office:value="3.96946017833368">
            <text:p>3.9694601783</text:p>
          </table:table-cell>
          <table:table-cell table:formula="of:=ROUND(192 + 2*[.C74]; 0)" office:value-type="float" office:value="200">
            <text:p>200</text:p>
          </table:table-cell>
          <table:table-cell table:formula="of:=MAX(MIN([.D74]; 255); 0)" office:value-type="float" office:value="200">
            <text:p>200</text:p>
          </table:table-cell>
          <table:table-cell table:formula="of:=31.5-(0.5*(255-[.E74]))"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73">
            <text:p>73</text:p>
          </table:table-cell>
          <table:table-cell table:formula="of:=POWER(1-POWER([.$J$1]; -[.A75]/[.$J$2]); [.$J$3])" office:value-type="float" office:value="0.0460018010381246">
            <text:p>0.046001801</text:p>
          </table:table-cell>
          <table:table-cell table:formula="of:=IF([.B75]&gt;0; 20*LOG([.B75]; 10)+[.$J$4]; -120)" office:value-type="float" office:value="4.25549670563463">
            <text:p>4.2554967056</text:p>
          </table:table-cell>
          <table:table-cell table:formula="of:=ROUND(192 + 2*[.C75]; 0)" office:value-type="float" office:value="201">
            <text:p>201</text:p>
          </table:table-cell>
          <table:table-cell table:formula="of:=MAX(MIN([.D75]; 255); 0)" office:value-type="float" office:value="201">
            <text:p>201</text:p>
          </table:table-cell>
          <table:table-cell table:formula="of:=31.5-(0.5*(255-[.E75]))"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office:value-type="float" office:value="74">
            <text:p>74</text:p>
          </table:table-cell>
          <table:table-cell table:formula="of:=POWER(1-POWER([.$J$1]; -[.A76]/[.$J$2]); [.$J$3])" office:value-type="float" office:value="0.0475155893563206">
            <text:p>0.0475155894</text:p>
          </table:table-cell>
          <table:table-cell table:formula="of:=IF([.B76]&gt;0; 20*LOG([.B76]; 10)+[.$J$4]; -120)" office:value-type="float" office:value="4.53672240751281">
            <text:p>4.5367224075</text:p>
          </table:table-cell>
          <table:table-cell table:formula="of:=ROUND(192 + 2*[.C76]; 0)" office:value-type="float" office:value="201">
            <text:p>201</text:p>
          </table:table-cell>
          <table:table-cell table:formula="of:=MAX(MIN([.D76]; 255); 0)" office:value-type="float" office:value="201">
            <text:p>201</text:p>
          </table:table-cell>
          <table:table-cell table:formula="of:=31.5-(0.5*(255-[.E76]))" office:value-type="float" office:value="4.5">
            <text:p>4.5</text:p>
          </table:table-cell>
          <table:table-cell table:number-columns-repeated="1018"/>
        </table:table-row>
        <table:table-row table:style-name="ro1">
          <table:table-cell office:value-type="float" office:value="75">
            <text:p>75</text:p>
          </table:table-cell>
          <table:table-cell table:formula="of:=POWER(1-POWER([.$J$1]; -[.A77]/[.$J$2]); [.$J$3])" office:value-type="float" office:value="0.0490527576416039">
            <text:p>0.0490527576</text:p>
          </table:table-cell>
          <table:table-cell table:formula="of:=IF([.B77]&gt;0; 20*LOG([.B77]; 10)+[.$J$4]; -120)" office:value-type="float" office:value="4.81326855026917">
            <text:p>4.8132685503</text:p>
          </table:table-cell>
          <table:table-cell table:formula="of:=ROUND(192 + 2*[.C77]; 0)" office:value-type="float" office:value="202">
            <text:p>202</text:p>
          </table:table-cell>
          <table:table-cell table:formula="of:=MAX(MIN([.D77]; 255); 0)" office:value-type="float" office:value="202">
            <text:p>202</text:p>
          </table:table-cell>
          <table:table-cell table:formula="of:=31.5-(0.5*(255-[.E77]))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76">
            <text:p>76</text:p>
          </table:table-cell>
          <table:table-cell table:formula="of:=POWER(1-POWER([.$J$1]; -[.A78]/[.$J$2]); [.$J$3])" office:value-type="float" office:value="0.050613114093647">
            <text:p>0.0506131141</text:p>
          </table:table-cell>
          <table:table-cell table:formula="of:=IF([.B78]&gt;0; 20*LOG([.B78]; 10)+[.$J$4]; -120)" office:value-type="float" office:value="5.08526118288009">
            <text:p>5.0852611829</text:p>
          </table:table-cell>
          <table:table-cell table:formula="of:=ROUND(192 + 2*[.C78]; 0)" office:value-type="float" office:value="202">
            <text:p>202</text:p>
          </table:table-cell>
          <table:table-cell table:formula="of:=MAX(MIN([.D78]; 255); 0)" office:value-type="float" office:value="202">
            <text:p>202</text:p>
          </table:table-cell>
          <table:table-cell table:formula="of:=31.5-(0.5*(255-[.E78]))" office:value-type="float" office:value="5">
            <text:p>5</text:p>
          </table:table-cell>
          <table:table-cell table:number-columns-repeated="1018"/>
        </table:table-row>
        <table:table-row table:style-name="ro1">
          <table:table-cell office:value-type="float" office:value="77">
            <text:p>77</text:p>
          </table:table-cell>
          <table:table-cell table:formula="of:=POWER(1-POWER([.$J$1]; -[.A79]/[.$J$2]); [.$J$3])" office:value-type="float" office:value="0.0521964624807966">
            <text:p>0.0521964625</text:p>
          </table:table-cell>
          <table:table-cell table:formula="of:=IF([.B79]&gt;0; 20*LOG([.B79]; 10)+[.$J$4]; -120)" office:value-type="float" office:value="5.35282140980414">
            <text:p>5.3528214098</text:p>
          </table:table-cell>
          <table:table-cell table:formula="of:=ROUND(192 + 2*[.C79]; 0)" office:value-type="float" office:value="203">
            <text:p>203</text:p>
          </table:table-cell>
          <table:table-cell table:formula="of:=MAX(MIN([.D79]; 255); 0)" office:value-type="float" office:value="203">
            <text:p>203</text:p>
          </table:table-cell>
          <table:table-cell table:formula="of:=31.5-(0.5*(255-[.E79]))"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office:value-type="float" office:value="78">
            <text:p>78</text:p>
          </table:table-cell>
          <table:table-cell table:formula="of:=POWER(1-POWER([.$J$1]; -[.A80]/[.$J$2]); [.$J$3])" office:value-type="float" office:value="0.0538026023464991">
            <text:p>0.0538026023</text:p>
          </table:table-cell>
          <table:table-cell table:formula="of:=IF([.B80]&gt;0; 20*LOG([.B80]; 10)+[.$J$4]; -120)" office:value-type="float" office:value="5.61606564618707">
            <text:p>5.6160656462</text:p>
          </table:table-cell>
          <table:table-cell table:formula="of:=ROUND(192 + 2*[.C80]; 0)" office:value-type="float" office:value="203">
            <text:p>203</text:p>
          </table:table-cell>
          <table:table-cell table:formula="of:=MAX(MIN([.D80]; 255); 0)" office:value-type="float" office:value="203">
            <text:p>203</text:p>
          </table:table-cell>
          <table:table-cell table:formula="of:=31.5-(0.5*(255-[.E80]))" office:value-type="float" office:value="5.5">
            <text:p>5.5</text:p>
          </table:table-cell>
          <table:table-cell table:number-columns-repeated="1018"/>
        </table:table-row>
        <table:table-row table:style-name="ro1">
          <table:table-cell office:value-type="float" office:value="79">
            <text:p>79</text:p>
          </table:table-cell>
          <table:table-cell table:formula="of:=POWER(1-POWER([.$J$1]; -[.A81]/[.$J$2]); [.$J$3])" office:value-type="float" office:value="0.0554313292102827">
            <text:p>0.0554313292</text:p>
          </table:table-cell>
          <table:table-cell table:formula="of:=IF([.B81]&gt;0; 20*LOG([.B81]; 10)+[.$J$4]; -120)" office:value-type="float" office:value="5.87510585681034">
            <text:p>5.8751058568</text:p>
          </table:table-cell>
          <table:table-cell table:formula="of:=ROUND(192 + 2*[.C81]; 0)" office:value-type="float" office:value="204">
            <text:p>204</text:p>
          </table:table-cell>
          <table:table-cell table:formula="of:=MAX(MIN([.D81]; 255); 0)" office:value-type="float" office:value="204">
            <text:p>204</text:p>
          </table:table-cell>
          <table:table-cell table:formula="of:=31.5-(0.5*(255-[.E81]))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80">
            <text:p>80</text:p>
          </table:table-cell>
          <table:table-cell table:formula="of:=POWER(1-POWER([.$J$1]; -[.A82]/[.$J$2]); [.$J$3])" office:value-type="float" office:value="0.0570824347634154">
            <text:p>0.0570824348</text:p>
          </table:table-cell>
          <table:table-cell table:formula="of:=IF([.B82]&gt;0; 20*LOG([.B82]; 10)+[.$J$4]; -120)" office:value-type="float" office:value="6.13004978001013">
            <text:p>6.13004978</text:p>
          </table:table-cell>
          <table:table-cell table:formula="of:=ROUND(192 + 2*[.C82]; 0)" office:value-type="float" office:value="204">
            <text:p>204</text:p>
          </table:table-cell>
          <table:table-cell table:formula="of:=MAX(MIN([.D82]; 255); 0)" office:value-type="float" office:value="204">
            <text:p>204</text:p>
          </table:table-cell>
          <table:table-cell table:formula="of:=31.5-(0.5*(255-[.E82]))" office:value-type="float" office:value="6">
            <text:p>6</text:p>
          </table:table-cell>
          <table:table-cell table:number-columns-repeated="1018"/>
        </table:table-row>
        <table:table-row table:style-name="ro1">
          <table:table-cell office:value-type="float" office:value="81">
            <text:p>81</text:p>
          </table:table-cell>
          <table:table-cell table:formula="of:=POWER(1-POWER([.$J$1]; -[.A83]/[.$J$2]); [.$J$3])" office:value-type="float" office:value="0.0587557070593576">
            <text:p>0.0587557071</text:p>
          </table:table-cell>
          <table:table-cell table:formula="of:=IF([.B83]&gt;0; 20*LOG([.B83]; 10)+[.$J$4]; -120)" office:value-type="float" office:value="6.3810011376874">
            <text:p>6.3810011377</text:p>
          </table:table-cell>
          <table:table-cell table:formula="of:=ROUND(192 + 2*[.C83]; 0)" office:value-type="float" office:value="205">
            <text:p>205</text:p>
          </table:table-cell>
          <table:table-cell table:formula="of:=MAX(MIN([.D83]; 255); 0)" office:value-type="float" office:value="205">
            <text:p>205</text:p>
          </table:table-cell>
          <table:table-cell table:formula="of:=31.5-(0.5*(255-[.E83]))"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office:value-type="float" office:value="82">
            <text:p>82</text:p>
          </table:table-cell>
          <table:table-cell table:formula="of:=POWER(1-POWER([.$J$1]; -[.A84]/[.$J$2]); [.$J$3])" office:value-type="float" office:value="0.0604509306991238">
            <text:p>0.0604509307</text:p>
          </table:table-cell>
          <table:table-cell table:formula="of:=IF([.B84]&gt;0; 20*LOG([.B84]; 10)+[.$J$4]; -120)" office:value-type="float" office:value="6.62805983243284">
            <text:p>6.6280598324</text:p>
          </table:table-cell>
          <table:table-cell table:formula="of:=ROUND(192 + 2*[.C84]; 0)" office:value-type="float" office:value="205">
            <text:p>205</text:p>
          </table:table-cell>
          <table:table-cell table:formula="of:=MAX(MIN([.D84]; 255); 0)" office:value-type="float" office:value="205">
            <text:p>205</text:p>
          </table:table-cell>
          <table:table-cell table:formula="of:=31.5-(0.5*(255-[.E84]))" office:value-type="float" office:value="6.5">
            <text:p>6.5</text:p>
          </table:table-cell>
          <table:table-cell table:number-columns-repeated="1018"/>
        </table:table-row>
        <table:table-row table:style-name="ro1">
          <table:table-cell office:value-type="float" office:value="83">
            <text:p>83</text:p>
          </table:table-cell>
          <table:table-cell table:formula="of:=POWER(1-POWER([.$J$1]; -[.A85]/[.$J$2]); [.$J$3])" office:value-type="float" office:value="0.0621678870116677">
            <text:p>0.062167887</text:p>
          </table:table-cell>
          <table:table-cell table:formula="of:=IF([.B85]&gt;0; 20*LOG([.B85]; 10)+[.$J$4]; -120)" office:value-type="float" office:value="6.87132213270404">
            <text:p>6.8713221327</text:p>
          </table:table-cell>
          <table:table-cell table:formula="of:=ROUND(192 + 2*[.C85]; 0)" office:value-type="float" office:value="206">
            <text:p>206</text:p>
          </table:table-cell>
          <table:table-cell table:formula="of:=MAX(MIN([.D85]; 255); 0)" office:value-type="float" office:value="206">
            <text:p>206</text:p>
          </table:table-cell>
          <table:table-cell table:formula="of:=31.5-(0.5*(255-[.E85]))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84">
            <text:p>84</text:p>
          </table:table-cell>
          <table:table-cell table:formula="of:=POWER(1-POWER([.$J$1]; -[.A86]/[.$J$2]); [.$J$3])" office:value-type="float" office:value="0.0639063542294">
            <text:p>0.0639063542</text:p>
          </table:table-cell>
          <table:table-cell table:formula="of:=IF([.B86]&gt;0; 20*LOG([.B86]; 10)+[.$J$4]; -120)" office:value-type="float" office:value="7.11088084691333">
            <text:p>7.1108808469</text:p>
          </table:table-cell>
          <table:table-cell table:formula="of:=ROUND(192 + 2*[.C86]; 0)" office:value-type="float" office:value="206">
            <text:p>206</text:p>
          </table:table-cell>
          <table:table-cell table:formula="of:=MAX(MIN([.D86]; 255); 0)" office:value-type="float" office:value="206">
            <text:p>206</text:p>
          </table:table-cell>
          <table:table-cell table:formula="of:=31.5-(0.5*(255-[.E86]))"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float" office:value="85">
            <text:p>85</text:p>
          </table:table-cell>
          <table:table-cell table:formula="of:=POWER(1-POWER([.$J$1]; -[.A87]/[.$J$2]); [.$J$3])" office:value-type="float" office:value="0.0656661076589478">
            <text:p>0.0656661077</text:p>
          </table:table-cell>
          <table:table-cell table:formula="of:=IF([.B87]&gt;0; 20*LOG([.B87]; 10)+[.$J$4]; -120)" office:value-type="float" office:value="7.34682548721395">
            <text:p>7.3468254872</text:p>
          </table:table-cell>
          <table:table-cell table:formula="of:=ROUND(192 + 2*[.C87]; 0)" office:value-type="float" office:value="207">
            <text:p>207</text:p>
          </table:table-cell>
          <table:table-cell table:formula="of:=MAX(MIN([.D87]; 255); 0)" office:value-type="float" office:value="207">
            <text:p>207</text:p>
          </table:table-cell>
          <table:table-cell table:formula="of:=31.5-(0.5*(255-[.E87]))"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office:value-type="float" office:value="86">
            <text:p>86</text:p>
          </table:table-cell>
          <table:table-cell table:formula="of:=POWER(1-POWER([.$J$1]; -[.A88]/[.$J$2]); [.$J$3])" office:value-type="float" office:value="0.0674469198472625">
            <text:p>0.0674469198</text:p>
          </table:table-cell>
          <table:table-cell table:formula="of:=IF([.B88]&gt;0; 20*LOG([.B88]; 10)+[.$J$4]; -120)" office:value-type="float" office:value="7.57924242370729">
            <text:p>7.5792424237</text:p>
          </table:table-cell>
          <table:table-cell table:formula="of:=ROUND(192 + 2*[.C88]; 0)" office:value-type="float" office:value="207">
            <text:p>207</text:p>
          </table:table-cell>
          <table:table-cell table:formula="of:=MAX(MIN([.D88]; 255); 0)" office:value-type="float" office:value="207">
            <text:p>207</text:p>
          </table:table-cell>
          <table:table-cell table:formula="of:=31.5-(0.5*(255-[.E88]))" office:value-type="float" office:value="7.5">
            <text:p>7.5</text:p>
          </table:table-cell>
          <table:table-cell table:number-columns-repeated="1018"/>
        </table:table-row>
        <table:table-row table:style-name="ro1">
          <table:table-cell office:value-type="float" office:value="87">
            <text:p>87</text:p>
          </table:table-cell>
          <table:table-cell table:formula="of:=POWER(1-POWER([.$J$1]; -[.A89]/[.$J$2]); [.$J$3])" office:value-type="float" office:value="0.0692485607431798">
            <text:p>0.0692485607</text:p>
          </table:table-cell>
          <table:table-cell table:formula="of:=IF([.B89]&gt;0; 20*LOG([.B89]; 10)+[.$J$4]; -120)" office:value-type="float" office:value="7.80821502973604">
            <text:p>7.8082150297</text:p>
          </table:table-cell>
          <table:table-cell table:formula="of:=ROUND(192 + 2*[.C89]; 0)" office:value-type="float" office:value="208">
            <text:p>208</text:p>
          </table:table-cell>
          <table:table-cell table:formula="of:=MAX(MIN([.D89]; 255); 0)" office:value-type="float" office:value="208">
            <text:p>208</text:p>
          </table:table-cell>
          <table:table-cell table:formula="of:=31.5-(0.5*(255-[.E89]))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88">
            <text:p>88</text:p>
          </table:table-cell>
          <table:table-cell table:formula="of:=POWER(1-POWER([.$J$1]; -[.A90]/[.$J$2]); [.$J$3])" office:value-type="float" office:value="0.0710707978545329">
            <text:p>0.0710707979</text:p>
          </table:table-cell>
          <table:table-cell table:formula="of:=IF([.B90]&gt;0; 20*LOG([.B90]; 10)+[.$J$4]; -120)" office:value-type="float" office:value="8.03382381887417">
            <text:p>8.0338238189</text:p>
          </table:table-cell>
          <table:table-cell table:formula="of:=ROUND(192 + 2*[.C90]; 0)" office:value-type="float" office:value="208">
            <text:p>208</text:p>
          </table:table-cell>
          <table:table-cell table:formula="of:=MAX(MIN([.D90]; 255); 0)" office:value-type="float" office:value="208">
            <text:p>208</text:p>
          </table:table-cell>
          <table:table-cell table:formula="of:=31.5-(0.5*(255-[.E90]))"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float" office:value="89">
            <text:p>89</text:p>
          </table:table-cell>
          <table:table-cell table:formula="of:=POWER(1-POWER([.$J$1]; -[.A91]/[.$J$2]); [.$J$3])" office:value-type="float" office:value="0.0729133964009206">
            <text:p>0.0729133964</text:p>
          </table:table-cell>
          <table:table-cell table:formula="of:=IF([.B91]&gt;0; 20*LOG([.B91]; 10)+[.$J$4]; -120)" office:value-type="float" office:value="8.25614657417693">
            <text:p>8.2561465742</text:p>
          </table:table-cell>
          <table:table-cell table:formula="of:=ROUND(192 + 2*[.C91]; 0)" office:value-type="float" office:value="209">
            <text:p>209</text:p>
          </table:table-cell>
          <table:table-cell table:formula="of:=MAX(MIN([.D91]; 255); 0)" office:value-type="float" office:value="209">
            <text:p>209</text:p>
          </table:table-cell>
          <table:table-cell table:formula="of:=31.5-(0.5*(255-[.E91]))" office:value-type="float" office:value="8.5">
            <text:p>8.5</text:p>
          </table:table-cell>
          <table:table-cell table:number-columns-repeated="1018"/>
        </table:table-row>
        <table:table-row table:style-name="ro1">
          <table:table-cell office:value-type="float" office:value="90">
            <text:p>90</text:p>
          </table:table-cell>
          <table:table-cell table:formula="of:=POWER(1-POWER([.$J$1]; -[.A92]/[.$J$2]); [.$J$3])" office:value-type="float" office:value="0.0747761194622263">
            <text:p>0.0747761195</text:p>
          </table:table-cell>
          <table:table-cell table:formula="of:=IF([.B92]&gt;0; 20*LOG([.B92]; 10)+[.$J$4]; -120)" office:value-type="float" office:value="8.47525847020977">
            <text:p>8.4752584702</text:p>
          </table:table-cell>
          <table:table-cell table:formula="of:=ROUND(192 + 2*[.C92]; 0)" office:value-type="float" office:value="209">
            <text:p>209</text:p>
          </table:table-cell>
          <table:table-cell table:formula="of:=MAX(MIN([.D92]; 255); 0)" office:value-type="float" office:value="209">
            <text:p>209</text:p>
          </table:table-cell>
          <table:table-cell table:formula="of:=31.5-(0.5*(255-[.E92]))" office:value-type="float" office:value="8.5">
            <text:p>8.5</text:p>
          </table:table-cell>
          <table:table-cell table:number-columns-repeated="1018"/>
        </table:table-row>
        <table:table-row table:style-name="ro1">
          <table:table-cell office:value-type="float" office:value="91">
            <text:p>91</text:p>
          </table:table-cell>
          <table:table-cell table:formula="of:=POWER(1-POWER([.$J$1]; -[.A93]/[.$J$2]); [.$J$3])" office:value-type="float" office:value="0.0766587281229845">
            <text:p>0.0766587281</text:p>
          </table:table-cell>
          <table:table-cell table:formula="of:=IF([.B93]&gt;0; 20*LOG([.B93]; 10)+[.$J$4]; -120)" office:value-type="float" office:value="8.6912321883349">
            <text:p>8.6912321883</text:p>
          </table:table-cell>
          <table:table-cell table:formula="of:=ROUND(192 + 2*[.C93]; 0)" office:value-type="float" office:value="209">
            <text:p>209</text:p>
          </table:table-cell>
          <table:table-cell table:formula="of:=MAX(MIN([.D93]; 255); 0)" office:value-type="float" office:value="209">
            <text:p>209</text:p>
          </table:table-cell>
          <table:table-cell table:formula="of:=31.5-(0.5*(255-[.E93]))" office:value-type="float" office:value="8.5">
            <text:p>8.5</text:p>
          </table:table-cell>
          <table:table-cell table:number-columns-repeated="1018"/>
        </table:table-row>
        <table:table-row table:style-name="ro1">
          <table:table-cell office:value-type="float" office:value="92">
            <text:p>92</text:p>
          </table:table-cell>
          <table:table-cell table:formula="of:=POWER(1-POWER([.$J$1]; -[.A94]/[.$J$2]); [.$J$3])" office:value-type="float" office:value="0.0785609816126895">
            <text:p>0.0785609816</text:p>
          </table:table-cell>
          <table:table-cell table:formula="of:=IF([.B94]&gt;0; 20*LOG([.B94]; 10)+[.$J$4]; -120)" office:value-type="float" office:value="8.90413802569779">
            <text:p>8.9041380257</text:p>
          </table:table-cell>
          <table:table-cell table:formula="of:=ROUND(192 + 2*[.C94]; 0)" office:value-type="float" office:value="210">
            <text:p>210</text:p>
          </table:table-cell>
          <table:table-cell table:formula="of:=MAX(MIN([.D94]; 255); 0)" office:value-type="float" office:value="210">
            <text:p>210</text:p>
          </table:table-cell>
          <table:table-cell table:formula="of:=31.5-(0.5*(255-[.E94]))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93">
            <text:p>93</text:p>
          </table:table-cell>
          <table:table-cell table:formula="of:=POWER(1-POWER([.$J$1]; -[.A95]/[.$J$2]); [.$J$3])" office:value-type="float" office:value="0.0804826374421355">
            <text:p>0.0804826374</text:p>
          </table:table-cell>
          <table:table-cell table:formula="of:=IF([.B95]&gt;0; 20*LOG([.B95]; 10)+[.$J$4]; -120)" office:value-type="float" office:value="9.11404399832194">
            <text:p>9.1140439983</text:p>
          </table:table-cell>
          <table:table-cell table:formula="of:=ROUND(192 + 2*[.C95]; 0)" office:value-type="float" office:value="210">
            <text:p>210</text:p>
          </table:table-cell>
          <table:table-cell table:formula="of:=MAX(MIN([.D95]; 255); 0)" office:value-type="float" office:value="210">
            <text:p>210</text:p>
          </table:table-cell>
          <table:table-cell table:formula="of:=31.5-(0.5*(255-[.E95]))" office:value-type="float" office:value="9">
            <text:p>9</text:p>
          </table:table-cell>
          <table:table-cell table:number-columns-repeated="1018"/>
        </table:table-row>
        <table:table-row table:style-name="ro1">
          <table:table-cell office:value-type="float" office:value="94">
            <text:p>94</text:p>
          </table:table-cell>
          <table:table-cell table:formula="of:=POWER(1-POWER([.$J$1]; -[.A96]/[.$J$2]); [.$J$3])" office:value-type="float" office:value="0.0824234515358823">
            <text:p>0.0824234515</text:p>
          </table:table-cell>
          <table:table-cell table:formula="of:=IF([.B96]&gt;0; 20*LOG([.B96]; 10)+[.$J$4]; -120)" office:value-type="float" office:value="9.32101593869055">
            <text:p>9.3210159387</text:p>
          </table:table-cell>
          <table:table-cell table:formula="of:=ROUND(192 + 2*[.C96]; 0)" office:value-type="float" office:value="211">
            <text:p>211</text:p>
          </table:table-cell>
          <table:table-cell table:formula="of:=MAX(MIN([.D96]; 255); 0)" office:value-type="float" office:value="211">
            <text:p>211</text:p>
          </table:table-cell>
          <table:table-cell table:formula="of:=31.5-(0.5*(255-[.E96]))" office:value-type="float" office:value="9.5">
            <text:p>9.5</text:p>
          </table:table-cell>
          <table:table-cell table:number-columns-repeated="1018"/>
        </table:table-row>
        <table:table-row table:style-name="ro1">
          <table:table-cell office:value-type="float" office:value="95">
            <text:p>95</text:p>
          </table:table-cell>
          <table:table-cell table:formula="of:=POWER(1-POWER([.$J$1]; -[.A97]/[.$J$2]); [.$J$3])" office:value-type="float" office:value="0.0843831783609296">
            <text:p>0.0843831784</text:p>
          </table:table-cell>
          <table:table-cell table:formula="of:=IF([.B97]&gt;0; 20*LOG([.B97]; 10)+[.$J$4]; -120)" office:value-type="float" office:value="9.5251175881647">
            <text:p>9.5251175882</text:p>
          </table:table-cell>
          <table:table-cell table:formula="of:=ROUND(192 + 2*[.C97]; 0)" office:value-type="float" office:value="211">
            <text:p>211</text:p>
          </table:table-cell>
          <table:table-cell table:formula="of:=MAX(MIN([.D97]; 255); 0)" office:value-type="float" office:value="211">
            <text:p>211</text:p>
          </table:table-cell>
          <table:table-cell table:formula="of:=31.5-(0.5*(255-[.E97]))" office:value-type="float" office:value="9.5">
            <text:p>9.5</text:p>
          </table:table-cell>
          <table:table-cell table:number-columns-repeated="1018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lance law" table:style-name="ta1" table:print="false">
        <table:table-column table:style-name="co2" table:default-cell-style-name="ce7"/>
        <table:table-column table:style-name="co2" table:number-columns-repeated="2" table:default-cell-style-name="ce9"/>
        <table:table-column table:style-name="co2" table:number-columns-repeated="1021" table:default-cell-style-name="ce7"/>
        <table:table-row table:style-name="ro2">
          <table:table-cell table:style-name="ce6" office:value-type="string">
            <text:p>Pot pos</text:p>
          </table:table-cell>
          <table:table-cell table:style-name="ce8" office:value-type="string">
            <text:p>db(left)</text:p>
          </table:table-cell>
          <table:table-cell table:style-name="ce8" office:value-type="string">
            <text:p>dB(right)</text:p>
          </table:table-cell>
          <table:table-cell table:style-name="ce10" office:value-type="string">
            <text:p>ΔN(left)</text:p>
          </table:table-cell>
          <table:table-cell table:style-name="ce10" office:value-type="string">
            <text:p>ΔN(right)</text:p>
          </table:table-cell>
          <table:table-cell table:style-name="ce6" table:number-columns-repeated="1017"/>
          <table:table-cell table:number-columns-repeated="2"/>
        </table:table-row>
        <table:table-row table:style-name="ro1">
          <table:table-cell office:value-type="float" office:value="-32">
            <text:p>-32</text:p>
          </table:table-cell>
          <table:table-cell table:formula="of:=20*LOG(2-POWER(10;[.C2]/20); 10)" office:value-type="float" office:value="4.5256668713685">
            <text:p>4.526</text:p>
          </table:table-cell>
          <table:table-cell table:formula="of:=[.A2]/3.2" office:value-type="float" office:value="-10">
            <text:p>-10.000</text:p>
          </table:table-cell>
          <table:table-cell table:formula="of:=ROUND([.B2]/0.5; 0)" office:value-type="float" office:value="9">
            <text:p>9</text:p>
          </table:table-cell>
          <table:table-cell table:formula="of:=ROUND([.C2]/0.5;0)" office:value-type="float" office:value="-20">
            <text:p>-20</text:p>
          </table:table-cell>
          <table:table-cell>
            <draw:frame table:end-cell-address="'Balance law'.W62" table:end-x="0.669cm" table:end-y="0.362cm" draw:z-index="0" draw:style-name="gr1" draw:text-style-name="P1" svg:width="38.304cm" svg:height="22.39cm" svg:x="0.753cm" svg:y="0.008cm">
              <draw:object draw:notify-on-update-of-ranges="'Balance law'.A1:'Balance law'.A1 'Balance law'.A2:'Balance law'.A66 'Balance law'.B1:'Balance law'.B1 'Balance law'.B2:'Balance law'.B66 'Balance law'.A1:'Balance law'.A1 'Balance law'.A2:'Balance law'.A66 'Balance law'.C1:'Balance law'.C1 'Balance law'.C2:'Balance law'.C6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6"/>
          <table:table-cell/>
          <table:table-cell/>
        </table:table-row>
        <table:table-row table:style-name="ro1">
          <table:table-cell office:value-type="float" office:value="-31">
            <text:p>-31</text:p>
          </table:table-cell>
          <table:table-cell table:formula="of:=20*LOG(2-POWER(10;[.C3]/20); 10)" office:value-type="float" office:value="4.46570145217905">
            <text:p>4.466</text:p>
          </table:table-cell>
          <table:table-cell table:formula="of:=[.A3]/3.2" office:value-type="float" office:value="-9.6875">
            <text:p>-9.688</text:p>
          </table:table-cell>
          <table:table-cell table:formula="of:=ROUND([.B3]/0.5; 0)" office:value-type="float" office:value="9">
            <text:p>9</text:p>
          </table:table-cell>
          <table:table-cell table:formula="of:=ROUND([.C3]/0.5;0)" office:value-type="float" office:value="-19">
            <text:p>-1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30">
            <text:p>-30</text:p>
          </table:table-cell>
          <table:table-cell table:formula="of:=20*LOG(2-POWER(10;[.C4]/20); 10)" office:value-type="float" office:value="4.40309919557823">
            <text:p>4.403</text:p>
          </table:table-cell>
          <table:table-cell table:formula="of:=[.A4]/3.2" office:value-type="float" office:value="-9.375">
            <text:p>-9.375</text:p>
          </table:table-cell>
          <table:table-cell table:formula="of:=ROUND([.B4]/0.5; 0)" office:value-type="float" office:value="9">
            <text:p>9</text:p>
          </table:table-cell>
          <table:table-cell table:formula="of:=ROUND([.C4]/0.5;0)" office:value-type="float" office:value="-19">
            <text:p>-1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9">
            <text:p>-29</text:p>
          </table:table-cell>
          <table:table-cell table:formula="of:=20*LOG(2-POWER(10;[.C5]/20); 10)" office:value-type="float" office:value="4.337723797766">
            <text:p>4.338</text:p>
          </table:table-cell>
          <table:table-cell table:formula="of:=[.A5]/3.2" office:value-type="float" office:value="-9.0625">
            <text:p>-9.063</text:p>
          </table:table-cell>
          <table:table-cell table:formula="of:=ROUND([.B5]/0.5; 0)" office:value-type="float" office:value="9">
            <text:p>9</text:p>
          </table:table-cell>
          <table:table-cell table:formula="of:=ROUND([.C5]/0.5;0)" office:value-type="float" office:value="-18">
            <text:p>-1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8">
            <text:p>-28</text:p>
          </table:table-cell>
          <table:table-cell table:formula="of:=20*LOG(2-POWER(10;[.C6]/20); 10)" office:value-type="float" office:value="4.26943004471994">
            <text:p>4.269</text:p>
          </table:table-cell>
          <table:table-cell table:formula="of:=[.A6]/3.2" office:value-type="float" office:value="-8.75">
            <text:p>-8.750</text:p>
          </table:table-cell>
          <table:table-cell table:formula="of:=ROUND([.B6]/0.5; 0)" office:value-type="float" office:value="9">
            <text:p>9</text:p>
          </table:table-cell>
          <table:table-cell table:formula="of:=ROUND([.C6]/0.5;0)" office:value-type="float" office:value="-18">
            <text:p>-1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7">
            <text:p>-27</text:p>
          </table:table-cell>
          <table:table-cell table:formula="of:=20*LOG(2-POWER(10;[.C7]/20); 10)" office:value-type="float" office:value="4.19806305220552">
            <text:p>4.198</text:p>
          </table:table-cell>
          <table:table-cell table:formula="of:=[.A7]/3.2" office:value-type="float" office:value="-8.4375">
            <text:p>-8.438</text:p>
          </table:table-cell>
          <table:table-cell table:formula="of:=ROUND([.B7]/0.5; 0)" office:value-type="float" office:value="8">
            <text:p>8</text:p>
          </table:table-cell>
          <table:table-cell table:formula="of:=ROUND([.C7]/0.5;0)" office:value-type="float" office:value="-17">
            <text:p>-1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6">
            <text:p>-26</text:p>
          </table:table-cell>
          <table:table-cell table:formula="of:=20*LOG(2-POWER(10;[.C8]/20); 10)" office:value-type="float" office:value="4.12345742296885">
            <text:p>4.123</text:p>
          </table:table-cell>
          <table:table-cell table:formula="of:=[.A8]/3.2" office:value-type="float" office:value="-8.125">
            <text:p>-8.125</text:p>
          </table:table-cell>
          <table:table-cell table:formula="of:=ROUND([.B8]/0.5; 0)" office:value-type="float" office:value="8">
            <text:p>8</text:p>
          </table:table-cell>
          <table:table-cell table:formula="of:=ROUND([.C8]/0.5;0)" office:value-type="float" office:value="-16">
            <text:p>-1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5">
            <text:p>-25</text:p>
          </table:table-cell>
          <table:table-cell table:formula="of:=20*LOG(2-POWER(10;[.C9]/20); 10)" office:value-type="float" office:value="4.04543631001086">
            <text:p>4.045</text:p>
          </table:table-cell>
          <table:table-cell table:formula="of:=[.A9]/3.2" office:value-type="float" office:value="-7.8125">
            <text:p>-7.813</text:p>
          </table:table-cell>
          <table:table-cell table:formula="of:=ROUND([.B9]/0.5; 0)" office:value-type="float" office:value="8">
            <text:p>8</text:p>
          </table:table-cell>
          <table:table-cell table:formula="of:=ROUND([.C9]/0.5;0)" office:value-type="float" office:value="-16">
            <text:p>-1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4">
            <text:p>-24</text:p>
          </table:table-cell>
          <table:table-cell table:formula="of:=20*LOG(2-POWER(10;[.C10]/20); 10)" office:value-type="float" office:value="3.96381037306583">
            <text:p>3.964</text:p>
          </table:table-cell>
          <table:table-cell table:formula="of:=[.A10]/3.2" office:value-type="float" office:value="-7.5">
            <text:p>-7.500</text:p>
          </table:table-cell>
          <table:table-cell table:formula="of:=ROUND([.B10]/0.5; 0)" office:value-type="float" office:value="8">
            <text:p>8</text:p>
          </table:table-cell>
          <table:table-cell table:formula="of:=ROUND([.C10]/0.5;0)" office:value-type="float" office:value="-15">
            <text:p>-15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3">
            <text:p>-23</text:p>
          </table:table-cell>
          <table:table-cell table:formula="of:=20*LOG(2-POWER(10;[.C11]/20); 10)" office:value-type="float" office:value="3.87837661329797">
            <text:p>3.878</text:p>
          </table:table-cell>
          <table:table-cell table:formula="of:=[.A11]/3.2" office:value-type="float" office:value="-7.1875">
            <text:p>-7.188</text:p>
          </table:table-cell>
          <table:table-cell table:formula="of:=ROUND([.B11]/0.5; 0)" office:value-type="float" office:value="8">
            <text:p>8</text:p>
          </table:table-cell>
          <table:table-cell table:formula="of:=ROUND([.C11]/0.5;0)" office:value-type="float" office:value="-14">
            <text:p>-1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2">
            <text:p>-22</text:p>
          </table:table-cell>
          <table:table-cell table:formula="of:=20*LOG(2-POWER(10;[.C12]/20); 10)" office:value-type="float" office:value="3.78891706871722">
            <text:p>3.789</text:p>
          </table:table-cell>
          <table:table-cell table:formula="of:=[.A12]/3.2" office:value-type="float" office:value="-6.875">
            <text:p>-6.875</text:p>
          </table:table-cell>
          <table:table-cell table:formula="of:=ROUND([.B12]/0.5; 0)" office:value-type="float" office:value="8">
            <text:p>8</text:p>
          </table:table-cell>
          <table:table-cell table:formula="of:=ROUND([.C12]/0.5;0)" office:value-type="float" office:value="-14">
            <text:p>-1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1">
            <text:p>-21</text:p>
          </table:table-cell>
          <table:table-cell table:formula="of:=20*LOG(2-POWER(10;[.C13]/20); 10)" office:value-type="float" office:value="3.69519734980912">
            <text:p>3.695</text:p>
          </table:table-cell>
          <table:table-cell table:formula="of:=[.A13]/3.2" office:value-type="float" office:value="-6.5625">
            <text:p>-6.563</text:p>
          </table:table-cell>
          <table:table-cell table:formula="of:=ROUND([.B13]/0.5; 0)" office:value-type="float" office:value="7">
            <text:p>7</text:p>
          </table:table-cell>
          <table:table-cell table:formula="of:=ROUND([.C13]/0.5;0)" office:value-type="float" office:value="-13">
            <text:p>-1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0">
            <text:p>-20</text:p>
          </table:table-cell>
          <table:table-cell table:formula="of:=20*LOG(2-POWER(10;[.C14]/20); 10)" office:value-type="float" office:value="3.59696499126227">
            <text:p>3.597</text:p>
          </table:table-cell>
          <table:table-cell table:formula="of:=[.A14]/3.2" office:value-type="float" office:value="-6.25">
            <text:p>-6.250</text:p>
          </table:table-cell>
          <table:table-cell table:formula="of:=ROUND([.B14]/0.5; 0)" office:value-type="float" office:value="7">
            <text:p>7</text:p>
          </table:table-cell>
          <table:table-cell table:formula="of:=ROUND([.C14]/0.5;0)" office:value-type="float" office:value="-13">
            <text:p>-1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9">
            <text:p>-19</text:p>
          </table:table-cell>
          <table:table-cell table:formula="of:=20*LOG(2-POWER(10;[.C15]/20); 10)" office:value-type="float" office:value="3.49394759132031">
            <text:p>3.494</text:p>
          </table:table-cell>
          <table:table-cell table:formula="of:=[.A15]/3.2" office:value-type="float" office:value="-5.9375">
            <text:p>-5.938</text:p>
          </table:table-cell>
          <table:table-cell table:formula="of:=ROUND([.B15]/0.5; 0)" office:value-type="float" office:value="7">
            <text:p>7</text:p>
          </table:table-cell>
          <table:table-cell table:formula="of:=ROUND([.C15]/0.5;0)" office:value-type="float" office:value="-12">
            <text:p>-12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8">
            <text:p>-18</text:p>
          </table:table-cell>
          <table:table-cell table:formula="of:=20*LOG(2-POWER(10;[.C16]/20); 10)" office:value-type="float" office:value="3.38585070500478">
            <text:p>3.386</text:p>
          </table:table-cell>
          <table:table-cell table:formula="of:=[.A16]/3.2" office:value-type="float" office:value="-5.625">
            <text:p>-5.625</text:p>
          </table:table-cell>
          <table:table-cell table:formula="of:=ROUND([.B16]/0.5; 0)" office:value-type="float" office:value="7">
            <text:p>7</text:p>
          </table:table-cell>
          <table:table-cell table:formula="of:=ROUND([.C16]/0.5;0)" office:value-type="float" office:value="-11">
            <text:p>-1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7">
            <text:p>-17</text:p>
          </table:table-cell>
          <table:table-cell table:formula="of:=20*LOG(2-POWER(10;[.C17]/20); 10)" office:value-type="float" office:value="3.27235545102576">
            <text:p>3.272</text:p>
          </table:table-cell>
          <table:table-cell table:formula="of:=[.A17]/3.2" office:value-type="float" office:value="-5.3125">
            <text:p>-5.313</text:p>
          </table:table-cell>
          <table:table-cell table:formula="of:=ROUND([.B17]/0.5; 0)" office:value-type="float" office:value="7">
            <text:p>7</text:p>
          </table:table-cell>
          <table:table-cell table:formula="of:=ROUND([.C17]/0.5;0)" office:value-type="float" office:value="-11">
            <text:p>-1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6">
            <text:p>-16</text:p>
          </table:table-cell>
          <table:table-cell table:formula="of:=20*LOG(2-POWER(10;[.C18]/20); 10)" office:value-type="float" office:value="3.15311578432849">
            <text:p>3.153</text:p>
          </table:table-cell>
          <table:table-cell table:formula="of:=[.A18]/3.2" office:value-type="float" office:value="-5">
            <text:p>-5.000</text:p>
          </table:table-cell>
          <table:table-cell table:formula="of:=ROUND([.B18]/0.5; 0)" office:value-type="float" office:value="6">
            <text:p>6</text:p>
          </table:table-cell>
          <table:table-cell table:formula="of:=ROUND([.C18]/0.5;0)" office:value-type="float" office:value="-10">
            <text:p>-10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5">
            <text:p>-15</text:p>
          </table:table-cell>
          <table:table-cell table:formula="of:=20*LOG(2-POWER(10;[.C19]/20); 10)" office:value-type="float" office:value="3.02775537654355">
            <text:p>3.028</text:p>
          </table:table-cell>
          <table:table-cell table:formula="of:=[.A19]/3.2" office:value-type="float" office:value="-4.6875">
            <text:p>-4.688</text:p>
          </table:table-cell>
          <table:table-cell table:formula="of:=ROUND([.B19]/0.5; 0)" office:value-type="float" office:value="6">
            <text:p>6</text:p>
          </table:table-cell>
          <table:table-cell table:formula="of:=ROUND([.C19]/0.5;0)" office:value-type="float" office:value="-9">
            <text:p>-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4">
            <text:p>-14</text:p>
          </table:table-cell>
          <table:table-cell table:formula="of:=20*LOG(2-POWER(10;[.C20]/20); 10)" office:value-type="float" office:value="2.89586403463342">
            <text:p>2.896</text:p>
          </table:table-cell>
          <table:table-cell table:formula="of:=[.A20]/3.2" office:value-type="float" office:value="-4.375">
            <text:p>-4.375</text:p>
          </table:table-cell>
          <table:table-cell table:formula="of:=ROUND([.B20]/0.5; 0)" office:value-type="float" office:value="6">
            <text:p>6</text:p>
          </table:table-cell>
          <table:table-cell table:formula="of:=ROUND([.C20]/0.5;0)" office:value-type="float" office:value="-9">
            <text:p>-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3">
            <text:p>-13</text:p>
          </table:table-cell>
          <table:table-cell table:formula="of:=20*LOG(2-POWER(10;[.C21]/20); 10)" office:value-type="float" office:value="2.75699357312665">
            <text:p>2.757</text:p>
          </table:table-cell>
          <table:table-cell table:formula="of:=[.A21]/3.2" office:value-type="float" office:value="-4.0625">
            <text:p>-4.063</text:p>
          </table:table-cell>
          <table:table-cell table:formula="of:=ROUND([.B21]/0.5; 0)" office:value-type="float" office:value="6">
            <text:p>6</text:p>
          </table:table-cell>
          <table:table-cell table:formula="of:=ROUND([.C21]/0.5;0)" office:value-type="float" office:value="-8">
            <text:p>-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2">
            <text:p>-12</text:p>
          </table:table-cell>
          <table:table-cell table:formula="of:=20*LOG(2-POWER(10;[.C22]/20); 10)" office:value-type="float" office:value="2.61065303667552">
            <text:p>2.611</text:p>
          </table:table-cell>
          <table:table-cell table:formula="of:=[.A22]/3.2" office:value-type="float" office:value="-3.75">
            <text:p>-3.750</text:p>
          </table:table-cell>
          <table:table-cell table:formula="of:=ROUND([.B22]/0.5; 0)" office:value-type="float" office:value="5">
            <text:p>5</text:p>
          </table:table-cell>
          <table:table-cell table:formula="of:=ROUND([.C22]/0.5;0)" office:value-type="float" office:value="-8">
            <text:p>-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1">
            <text:p>-11</text:p>
          </table:table-cell>
          <table:table-cell table:formula="of:=20*LOG(2-POWER(10;[.C23]/20); 10)" office:value-type="float" office:value="2.45630314616186">
            <text:p>2.456</text:p>
          </table:table-cell>
          <table:table-cell table:formula="of:=[.A23]/3.2" office:value-type="float" office:value="-3.4375">
            <text:p>-3.438</text:p>
          </table:table-cell>
          <table:table-cell table:formula="of:=ROUND([.B23]/0.5; 0)" office:value-type="float" office:value="5">
            <text:p>5</text:p>
          </table:table-cell>
          <table:table-cell table:formula="of:=ROUND([.C23]/0.5;0)" office:value-type="float" office:value="-7">
            <text:p>-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0">
            <text:p>-10</text:p>
          </table:table-cell>
          <table:table-cell table:formula="of:=20*LOG(2-POWER(10;[.C24]/20); 10)" office:value-type="float" office:value="2.29334981174175">
            <text:p>2.293</text:p>
          </table:table-cell>
          <table:table-cell table:formula="of:=[.A24]/3.2" office:value-type="float" office:value="-3.125">
            <text:p>-3.125</text:p>
          </table:table-cell>
          <table:table-cell table:formula="of:=ROUND([.B24]/0.5; 0)" office:value-type="float" office:value="5">
            <text:p>5</text:p>
          </table:table-cell>
          <table:table-cell table:formula="of:=ROUND([.C24]/0.5;0)" office:value-type="float" office:value="-6">
            <text:p>-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9">
            <text:p>-9</text:p>
          </table:table-cell>
          <table:table-cell table:formula="of:=20*LOG(2-POWER(10;[.C25]/20); 10)" office:value-type="float" office:value="2.12113651808215">
            <text:p>2.121</text:p>
          </table:table-cell>
          <table:table-cell table:formula="of:=[.A25]/3.2" office:value-type="float" office:value="-2.8125">
            <text:p>-2.813</text:p>
          </table:table-cell>
          <table:table-cell table:formula="of:=ROUND([.B25]/0.5; 0)" office:value-type="float" office:value="4">
            <text:p>4</text:p>
          </table:table-cell>
          <table:table-cell table:formula="of:=ROUND([.C25]/0.5;0)" office:value-type="float" office:value="-6">
            <text:p>-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8">
            <text:p>-8</text:p>
          </table:table-cell>
          <table:table-cell table:formula="of:=20*LOG(2-POWER(10;[.C26]/20); 10)" office:value-type="float" office:value="1.93893533790624">
            <text:p>1.939</text:p>
          </table:table-cell>
          <table:table-cell table:formula="of:=[.A26]/3.2" office:value-type="float" office:value="-2.5">
            <text:p>-2.500</text:p>
          </table:table-cell>
          <table:table-cell table:formula="of:=ROUND([.B26]/0.5; 0)" office:value-type="float" office:value="4">
            <text:p>4</text:p>
          </table:table-cell>
          <table:table-cell table:formula="of:=ROUND([.C26]/0.5;0)" office:value-type="float" office:value="-5">
            <text:p>-5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7">
            <text:p>-7</text:p>
          </table:table-cell>
          <table:table-cell table:formula="of:=20*LOG(2-POWER(10;[.C27]/20); 10)" office:value-type="float" office:value="1.7459362661297">
            <text:p>1.746</text:p>
          </table:table-cell>
          <table:table-cell table:formula="of:=[.A27]/3.2" office:value-type="float" office:value="-2.1875">
            <text:p>-2.188</text:p>
          </table:table-cell>
          <table:table-cell table:formula="of:=ROUND([.B27]/0.5; 0)" office:value-type="float" office:value="3">
            <text:p>3</text:p>
          </table:table-cell>
          <table:table-cell table:formula="of:=ROUND([.C27]/0.5;0)" office:value-type="float" office:value="-4">
            <text:p>-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6">
            <text:p>-6</text:p>
          </table:table-cell>
          <table:table-cell table:formula="of:=20*LOG(2-POWER(10;[.C28]/20); 10)" office:value-type="float" office:value="1.54123448319467">
            <text:p>1.541</text:p>
          </table:table-cell>
          <table:table-cell table:formula="of:=[.A28]/3.2" office:value-type="float" office:value="-1.875">
            <text:p>-1.875</text:p>
          </table:table-cell>
          <table:table-cell table:formula="of:=ROUND([.B28]/0.5; 0)" office:value-type="float" office:value="3">
            <text:p>3</text:p>
          </table:table-cell>
          <table:table-cell table:formula="of:=ROUND([.C28]/0.5;0)" office:value-type="float" office:value="-4">
            <text:p>-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5">
            <text:p>-5</text:p>
          </table:table-cell>
          <table:table-cell table:formula="of:=20*LOG(2-POWER(10;[.C29]/20); 10)" office:value-type="float" office:value="1.32381504547626">
            <text:p>1.324</text:p>
          </table:table-cell>
          <table:table-cell table:formula="of:=[.A29]/3.2" office:value-type="float" office:value="-1.5625">
            <text:p>-1.563</text:p>
          </table:table-cell>
          <table:table-cell table:formula="of:=ROUND([.B29]/0.5; 0)" office:value-type="float" office:value="3">
            <text:p>3</text:p>
          </table:table-cell>
          <table:table-cell table:formula="of:=ROUND([.C29]/0.5;0)" office:value-type="float" office:value="-3">
            <text:p>-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4">
            <text:p>-4</text:p>
          </table:table-cell>
          <table:table-cell table:formula="of:=20*LOG(2-POWER(10;[.C30]/20); 10)" office:value-type="float" office:value="1.09253435258628">
            <text:p>1.093</text:p>
          </table:table-cell>
          <table:table-cell table:formula="of:=[.A30]/3.2" office:value-type="float" office:value="-1.25">
            <text:p>-1.250</text:p>
          </table:table-cell>
          <table:table-cell table:formula="of:=ROUND([.B30]/0.5; 0)" office:value-type="float" office:value="2">
            <text:p>2</text:p>
          </table:table-cell>
          <table:table-cell table:formula="of:=ROUND([.C30]/0.5;0)" office:value-type="float" office:value="-3">
            <text:p>-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3">
            <text:p>-3</text:p>
          </table:table-cell>
          <table:table-cell table:formula="of:=20*LOG(2-POWER(10;[.C31]/20); 10)" office:value-type="float" office:value="0.846097541260079">
            <text:p>0.846</text:p>
          </table:table-cell>
          <table:table-cell table:formula="of:=[.A31]/3.2" office:value-type="float" office:value="-0.9375">
            <text:p>-0.938</text:p>
          </table:table-cell>
          <table:table-cell table:formula="of:=ROUND([.B31]/0.5; 0)" office:value-type="float" office:value="2">
            <text:p>2</text:p>
          </table:table-cell>
          <table:table-cell table:formula="of:=ROUND([.C31]/0.5;0)" office:value-type="float" office:value="-2">
            <text:p>-2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2">
            <text:p>-2</text:p>
          </table:table-cell>
          <table:table-cell table:formula="of:=20*LOG(2-POWER(10;[.C32]/20); 10)" office:value-type="float" office:value="0.583030681712908">
            <text:p>0.583</text:p>
          </table:table-cell>
          <table:table-cell table:formula="of:=[.A32]/3.2" office:value-type="float" office:value="-0.625">
            <text:p>-0.625</text:p>
          </table:table-cell>
          <table:table-cell table:formula="of:=ROUND([.B32]/0.5; 0)" office:value-type="float" office:value="1">
            <text:p>1</text:p>
          </table:table-cell>
          <table:table-cell table:formula="of:=ROUND([.C32]/0.5;0)" office:value-type="float" office:value="-1">
            <text:p>-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-1">
            <text:p>-1</text:p>
          </table:table-cell>
          <table:table-cell table:formula="of:=20*LOG(2-POWER(10;[.C33]/20); 10)" office:value-type="float" office:value="0.301646272917477">
            <text:p>0.302</text:p>
          </table:table-cell>
          <table:table-cell table:formula="of:=[.A33]/3.2" office:value-type="float" office:value="-0.3125">
            <text:p>-0.313</text:p>
          </table:table-cell>
          <table:table-cell table:formula="of:=ROUND([.B33]/0.5; 0)" office:value-type="float" office:value="1">
            <text:p>1</text:p>
          </table:table-cell>
          <table:table-cell table:formula="of:=ROUND([.C33]/0.5;0)" office:value-type="float" office:value="-1">
            <text:p>-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">
            <text:p>0.000</text:p>
          </table:table-cell>
          <table:table-cell table:formula="of:=[.A34]/3.2" office:value-type="float" office:value="0">
            <text:p>0.000</text:p>
          </table:table-cell>
          <table:table-cell table:formula="of:=ROUND([.B34]/0.5; 0)" office:value-type="float" office:value="0">
            <text:p>0</text:p>
          </table:table-cell>
          <table:table-cell table:formula="of:=ROUND([.C34]/0.5;0)" office:value-type="float" office:value="0">
            <text:p>0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-[.A35]/3.2" office:value-type="float" office:value="-0.3125">
            <text:p>-0.313</text:p>
          </table:table-cell>
          <table:table-cell table:formula="of:=20*LOG(2-POWER(10;[.B35]/20); 10)" office:value-type="float" office:value="0.301646272917477">
            <text:p>0.302</text:p>
          </table:table-cell>
          <table:table-cell table:formula="of:=ROUND([.B35]/0.5; 0)" office:value-type="float" office:value="-1">
            <text:p>-1</text:p>
          </table:table-cell>
          <table:table-cell table:formula="of:=ROUND([.C35]/0.5;0)" office:value-type="float" office:value="1">
            <text:p>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-[.A36]/3.2" office:value-type="float" office:value="-0.625">
            <text:p>-0.625</text:p>
          </table:table-cell>
          <table:table-cell table:formula="of:=20*LOG(2-POWER(10;[.B36]/20); 10)" office:value-type="float" office:value="0.583030681712908">
            <text:p>0.583</text:p>
          </table:table-cell>
          <table:table-cell table:formula="of:=ROUND([.B36]/0.5; 0)" office:value-type="float" office:value="-1">
            <text:p>-1</text:p>
          </table:table-cell>
          <table:table-cell table:formula="of:=ROUND([.C36]/0.5;0)" office:value-type="float" office:value="1">
            <text:p>1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-[.A37]/3.2" office:value-type="float" office:value="-0.9375">
            <text:p>-0.938</text:p>
          </table:table-cell>
          <table:table-cell table:formula="of:=20*LOG(2-POWER(10;[.B37]/20); 10)" office:value-type="float" office:value="0.846097541260079">
            <text:p>0.846</text:p>
          </table:table-cell>
          <table:table-cell table:formula="of:=ROUND([.B37]/0.5; 0)" office:value-type="float" office:value="-2">
            <text:p>-2</text:p>
          </table:table-cell>
          <table:table-cell table:formula="of:=ROUND([.C37]/0.5;0)" office:value-type="float" office:value="2">
            <text:p>2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-[.A38]/3.2" office:value-type="float" office:value="-1.25">
            <text:p>-1.250</text:p>
          </table:table-cell>
          <table:table-cell table:formula="of:=20*LOG(2-POWER(10;[.B38]/20); 10)" office:value-type="float" office:value="1.09253435258628">
            <text:p>1.093</text:p>
          </table:table-cell>
          <table:table-cell table:formula="of:=ROUND([.B38]/0.5; 0)" office:value-type="float" office:value="-3">
            <text:p>-3</text:p>
          </table:table-cell>
          <table:table-cell table:formula="of:=ROUND([.C38]/0.5;0)" office:value-type="float" office:value="2">
            <text:p>2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-[.A39]/3.2" office:value-type="float" office:value="-1.5625">
            <text:p>-1.563</text:p>
          </table:table-cell>
          <table:table-cell table:formula="of:=20*LOG(2-POWER(10;[.B39]/20); 10)" office:value-type="float" office:value="1.32381504547626">
            <text:p>1.324</text:p>
          </table:table-cell>
          <table:table-cell table:formula="of:=ROUND([.B39]/0.5; 0)" office:value-type="float" office:value="-3">
            <text:p>-3</text:p>
          </table:table-cell>
          <table:table-cell table:formula="of:=ROUND([.C39]/0.5;0)" office:value-type="float" office:value="3">
            <text:p>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-[.A40]/3.2" office:value-type="float" office:value="-1.875">
            <text:p>-1.875</text:p>
          </table:table-cell>
          <table:table-cell table:formula="of:=20*LOG(2-POWER(10;[.B40]/20); 10)" office:value-type="float" office:value="1.54123448319467">
            <text:p>1.541</text:p>
          </table:table-cell>
          <table:table-cell table:formula="of:=ROUND([.B40]/0.5; 0)" office:value-type="float" office:value="-4">
            <text:p>-4</text:p>
          </table:table-cell>
          <table:table-cell table:formula="of:=ROUND([.C40]/0.5;0)" office:value-type="float" office:value="3">
            <text:p>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-[.A41]/3.2" office:value-type="float" office:value="-2.1875">
            <text:p>-2.188</text:p>
          </table:table-cell>
          <table:table-cell table:formula="of:=20*LOG(2-POWER(10;[.B41]/20); 10)" office:value-type="float" office:value="1.7459362661297">
            <text:p>1.746</text:p>
          </table:table-cell>
          <table:table-cell table:formula="of:=ROUND([.B41]/0.5; 0)" office:value-type="float" office:value="-4">
            <text:p>-4</text:p>
          </table:table-cell>
          <table:table-cell table:formula="of:=ROUND([.C41]/0.5;0)" office:value-type="float" office:value="3">
            <text:p>3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-[.A42]/3.2" office:value-type="float" office:value="-2.5">
            <text:p>-2.500</text:p>
          </table:table-cell>
          <table:table-cell table:formula="of:=20*LOG(2-POWER(10;[.B42]/20); 10)" office:value-type="float" office:value="1.93893533790624">
            <text:p>1.939</text:p>
          </table:table-cell>
          <table:table-cell table:formula="of:=ROUND([.B42]/0.5; 0)" office:value-type="float" office:value="-5">
            <text:p>-5</text:p>
          </table:table-cell>
          <table:table-cell table:formula="of:=ROUND([.C42]/0.5;0)" office:value-type="float" office:value="4">
            <text:p>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-[.A43]/3.2" office:value-type="float" office:value="-2.8125">
            <text:p>-2.813</text:p>
          </table:table-cell>
          <table:table-cell table:formula="of:=20*LOG(2-POWER(10;[.B43]/20); 10)" office:value-type="float" office:value="2.12113651808215">
            <text:p>2.121</text:p>
          </table:table-cell>
          <table:table-cell table:formula="of:=ROUND([.B43]/0.5; 0)" office:value-type="float" office:value="-6">
            <text:p>-6</text:p>
          </table:table-cell>
          <table:table-cell table:formula="of:=ROUND([.C43]/0.5;0)" office:value-type="float" office:value="4">
            <text:p>4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-[.A44]/3.2" office:value-type="float" office:value="-3.125">
            <text:p>-3.125</text:p>
          </table:table-cell>
          <table:table-cell table:formula="of:=20*LOG(2-POWER(10;[.B44]/20); 10)" office:value-type="float" office:value="2.29334981174175">
            <text:p>2.293</text:p>
          </table:table-cell>
          <table:table-cell table:formula="of:=ROUND([.B44]/0.5; 0)" office:value-type="float" office:value="-6">
            <text:p>-6</text:p>
          </table:table-cell>
          <table:table-cell table:formula="of:=ROUND([.C44]/0.5;0)" office:value-type="float" office:value="5">
            <text:p>5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-[.A45]/3.2" office:value-type="float" office:value="-3.4375">
            <text:p>-3.438</text:p>
          </table:table-cell>
          <table:table-cell table:formula="of:=20*LOG(2-POWER(10;[.B45]/20); 10)" office:value-type="float" office:value="2.45630314616186">
            <text:p>2.456</text:p>
          </table:table-cell>
          <table:table-cell table:formula="of:=ROUND([.B45]/0.5; 0)" office:value-type="float" office:value="-7">
            <text:p>-7</text:p>
          </table:table-cell>
          <table:table-cell table:formula="of:=ROUND([.C45]/0.5;0)" office:value-type="float" office:value="5">
            <text:p>5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-[.A46]/3.2" office:value-type="float" office:value="-3.75">
            <text:p>-3.750</text:p>
          </table:table-cell>
          <table:table-cell table:formula="of:=20*LOG(2-POWER(10;[.B46]/20); 10)" office:value-type="float" office:value="2.61065303667552">
            <text:p>2.611</text:p>
          </table:table-cell>
          <table:table-cell table:formula="of:=ROUND([.B46]/0.5; 0)" office:value-type="float" office:value="-8">
            <text:p>-8</text:p>
          </table:table-cell>
          <table:table-cell table:formula="of:=ROUND([.C46]/0.5;0)" office:value-type="float" office:value="5">
            <text:p>5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-[.A47]/3.2" office:value-type="float" office:value="-4.0625">
            <text:p>-4.063</text:p>
          </table:table-cell>
          <table:table-cell table:formula="of:=20*LOG(2-POWER(10;[.B47]/20); 10)" office:value-type="float" office:value="2.75699357312665">
            <text:p>2.757</text:p>
          </table:table-cell>
          <table:table-cell table:formula="of:=ROUND([.B47]/0.5; 0)" office:value-type="float" office:value="-8">
            <text:p>-8</text:p>
          </table:table-cell>
          <table:table-cell table:formula="of:=ROUND([.C47]/0.5;0)" office:value-type="float" office:value="6">
            <text:p>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-[.A48]/3.2" office:value-type="float" office:value="-4.375">
            <text:p>-4.375</text:p>
          </table:table-cell>
          <table:table-cell table:formula="of:=20*LOG(2-POWER(10;[.B48]/20); 10)" office:value-type="float" office:value="2.89586403463342">
            <text:p>2.896</text:p>
          </table:table-cell>
          <table:table-cell table:formula="of:=ROUND([.B48]/0.5; 0)" office:value-type="float" office:value="-9">
            <text:p>-9</text:p>
          </table:table-cell>
          <table:table-cell table:formula="of:=ROUND([.C48]/0.5;0)" office:value-type="float" office:value="6">
            <text:p>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-[.A49]/3.2" office:value-type="float" office:value="-4.6875">
            <text:p>-4.688</text:p>
          </table:table-cell>
          <table:table-cell table:formula="of:=20*LOG(2-POWER(10;[.B49]/20); 10)" office:value-type="float" office:value="3.02775537654355">
            <text:p>3.028</text:p>
          </table:table-cell>
          <table:table-cell table:formula="of:=ROUND([.B49]/0.5; 0)" office:value-type="float" office:value="-9">
            <text:p>-9</text:p>
          </table:table-cell>
          <table:table-cell table:formula="of:=ROUND([.C49]/0.5;0)" office:value-type="float" office:value="6">
            <text:p>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-[.A50]/3.2" office:value-type="float" office:value="-5">
            <text:p>-5.000</text:p>
          </table:table-cell>
          <table:table-cell table:formula="of:=20*LOG(2-POWER(10;[.B50]/20); 10)" office:value-type="float" office:value="3.15311578432849">
            <text:p>3.153</text:p>
          </table:table-cell>
          <table:table-cell table:formula="of:=ROUND([.B50]/0.5; 0)" office:value-type="float" office:value="-10">
            <text:p>-10</text:p>
          </table:table-cell>
          <table:table-cell table:formula="of:=ROUND([.C50]/0.5;0)" office:value-type="float" office:value="6">
            <text:p>6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-[.A51]/3.2" office:value-type="float" office:value="-5.3125">
            <text:p>-5.313</text:p>
          </table:table-cell>
          <table:table-cell table:formula="of:=20*LOG(2-POWER(10;[.B51]/20); 10)" office:value-type="float" office:value="3.27235545102576">
            <text:p>3.272</text:p>
          </table:table-cell>
          <table:table-cell table:formula="of:=ROUND([.B51]/0.5; 0)" office:value-type="float" office:value="-11">
            <text:p>-11</text:p>
          </table:table-cell>
          <table:table-cell table:formula="of:=ROUND([.C51]/0.5;0)" office:value-type="float" office:value="7">
            <text:p>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-[.A52]/3.2" office:value-type="float" office:value="-5.625">
            <text:p>-5.625</text:p>
          </table:table-cell>
          <table:table-cell table:formula="of:=20*LOG(2-POWER(10;[.B52]/20); 10)" office:value-type="float" office:value="3.38585070500478">
            <text:p>3.386</text:p>
          </table:table-cell>
          <table:table-cell table:formula="of:=ROUND([.B52]/0.5; 0)" office:value-type="float" office:value="-11">
            <text:p>-11</text:p>
          </table:table-cell>
          <table:table-cell table:formula="of:=ROUND([.C52]/0.5;0)" office:value-type="float" office:value="7">
            <text:p>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-[.A53]/3.2" office:value-type="float" office:value="-5.9375">
            <text:p>-5.938</text:p>
          </table:table-cell>
          <table:table-cell table:formula="of:=20*LOG(2-POWER(10;[.B53]/20); 10)" office:value-type="float" office:value="3.49394759132031">
            <text:p>3.494</text:p>
          </table:table-cell>
          <table:table-cell table:formula="of:=ROUND([.B53]/0.5; 0)" office:value-type="float" office:value="-12">
            <text:p>-12</text:p>
          </table:table-cell>
          <table:table-cell table:formula="of:=ROUND([.C53]/0.5;0)" office:value-type="float" office:value="7">
            <text:p>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-[.A54]/3.2" office:value-type="float" office:value="-6.25">
            <text:p>-6.250</text:p>
          </table:table-cell>
          <table:table-cell table:formula="of:=20*LOG(2-POWER(10;[.B54]/20); 10)" office:value-type="float" office:value="3.59696499126227">
            <text:p>3.597</text:p>
          </table:table-cell>
          <table:table-cell table:formula="of:=ROUND([.B54]/0.5; 0)" office:value-type="float" office:value="-13">
            <text:p>-13</text:p>
          </table:table-cell>
          <table:table-cell table:formula="of:=ROUND([.C54]/0.5;0)" office:value-type="float" office:value="7">
            <text:p>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-[.A55]/3.2" office:value-type="float" office:value="-6.5625">
            <text:p>-6.563</text:p>
          </table:table-cell>
          <table:table-cell table:formula="of:=20*LOG(2-POWER(10;[.B55]/20); 10)" office:value-type="float" office:value="3.69519734980912">
            <text:p>3.695</text:p>
          </table:table-cell>
          <table:table-cell table:formula="of:=ROUND([.B55]/0.5; 0)" office:value-type="float" office:value="-13">
            <text:p>-13</text:p>
          </table:table-cell>
          <table:table-cell table:formula="of:=ROUND([.C55]/0.5;0)" office:value-type="float" office:value="7">
            <text:p>7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-[.A56]/3.2" office:value-type="float" office:value="-6.875">
            <text:p>-6.875</text:p>
          </table:table-cell>
          <table:table-cell table:formula="of:=20*LOG(2-POWER(10;[.B56]/20); 10)" office:value-type="float" office:value="3.78891706871722">
            <text:p>3.789</text:p>
          </table:table-cell>
          <table:table-cell table:formula="of:=ROUND([.B56]/0.5; 0)" office:value-type="float" office:value="-14">
            <text:p>-14</text:p>
          </table:table-cell>
          <table:table-cell table:formula="of:=ROUND([.C56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-[.A57]/3.2" office:value-type="float" office:value="-7.1875">
            <text:p>-7.188</text:p>
          </table:table-cell>
          <table:table-cell table:formula="of:=20*LOG(2-POWER(10;[.B57]/20); 10)" office:value-type="float" office:value="3.87837661329797">
            <text:p>3.878</text:p>
          </table:table-cell>
          <table:table-cell table:formula="of:=ROUND([.B57]/0.5; 0)" office:value-type="float" office:value="-14">
            <text:p>-14</text:p>
          </table:table-cell>
          <table:table-cell table:formula="of:=ROUND([.C57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-[.A58]/3.2" office:value-type="float" office:value="-7.5">
            <text:p>-7.500</text:p>
          </table:table-cell>
          <table:table-cell table:formula="of:=20*LOG(2-POWER(10;[.B58]/20); 10)" office:value-type="float" office:value="3.96381037306583">
            <text:p>3.964</text:p>
          </table:table-cell>
          <table:table-cell table:formula="of:=ROUND([.B58]/0.5; 0)" office:value-type="float" office:value="-15">
            <text:p>-15</text:p>
          </table:table-cell>
          <table:table-cell table:formula="of:=ROUND([.C58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-[.A59]/3.2" office:value-type="float" office:value="-7.8125">
            <text:p>-7.813</text:p>
          </table:table-cell>
          <table:table-cell table:formula="of:=20*LOG(2-POWER(10;[.B59]/20); 10)" office:value-type="float" office:value="4.04543631001086">
            <text:p>4.045</text:p>
          </table:table-cell>
          <table:table-cell table:formula="of:=ROUND([.B59]/0.5; 0)" office:value-type="float" office:value="-16">
            <text:p>-16</text:p>
          </table:table-cell>
          <table:table-cell table:formula="of:=ROUND([.C59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-[.A60]/3.2" office:value-type="float" office:value="-8.125">
            <text:p>-8.125</text:p>
          </table:table-cell>
          <table:table-cell table:formula="of:=20*LOG(2-POWER(10;[.B60]/20); 10)" office:value-type="float" office:value="4.12345742296885">
            <text:p>4.123</text:p>
          </table:table-cell>
          <table:table-cell table:formula="of:=ROUND([.B60]/0.5; 0)" office:value-type="float" office:value="-16">
            <text:p>-16</text:p>
          </table:table-cell>
          <table:table-cell table:formula="of:=ROUND([.C60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-[.A61]/3.2" office:value-type="float" office:value="-8.4375">
            <text:p>-8.438</text:p>
          </table:table-cell>
          <table:table-cell table:formula="of:=20*LOG(2-POWER(10;[.B61]/20); 10)" office:value-type="float" office:value="4.19806305220552">
            <text:p>4.198</text:p>
          </table:table-cell>
          <table:table-cell table:formula="of:=ROUND([.B61]/0.5; 0)" office:value-type="float" office:value="-17">
            <text:p>-17</text:p>
          </table:table-cell>
          <table:table-cell table:formula="of:=ROUND([.C61]/0.5;0)" office:value-type="float" office:value="8">
            <text:p>8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-[.A62]/3.2" office:value-type="float" office:value="-8.75">
            <text:p>-8.750</text:p>
          </table:table-cell>
          <table:table-cell table:formula="of:=20*LOG(2-POWER(10;[.B62]/20); 10)" office:value-type="float" office:value="4.26943004471994">
            <text:p>4.269</text:p>
          </table:table-cell>
          <table:table-cell table:formula="of:=ROUND([.B62]/0.5; 0)" office:value-type="float" office:value="-18">
            <text:p>-18</text:p>
          </table:table-cell>
          <table:table-cell table:formula="of:=ROUND([.C62]/0.5;0)" office:value-type="float" office:value="9">
            <text:p>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-[.A63]/3.2" office:value-type="float" office:value="-9.0625">
            <text:p>-9.063</text:p>
          </table:table-cell>
          <table:table-cell table:formula="of:=20*LOG(2-POWER(10;[.B63]/20); 10)" office:value-type="float" office:value="4.337723797766">
            <text:p>4.338</text:p>
          </table:table-cell>
          <table:table-cell table:formula="of:=ROUND([.B63]/0.5; 0)" office:value-type="float" office:value="-18">
            <text:p>-18</text:p>
          </table:table-cell>
          <table:table-cell table:formula="of:=ROUND([.C63]/0.5;0)" office:value-type="float" office:value="9">
            <text:p>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-[.A64]/3.2" office:value-type="float" office:value="-9.375">
            <text:p>-9.375</text:p>
          </table:table-cell>
          <table:table-cell table:formula="of:=20*LOG(2-POWER(10;[.B64]/20); 10)" office:value-type="float" office:value="4.40309919557823">
            <text:p>4.403</text:p>
          </table:table-cell>
          <table:table-cell table:formula="of:=ROUND([.B64]/0.5; 0)" office:value-type="float" office:value="-19">
            <text:p>-19</text:p>
          </table:table-cell>
          <table:table-cell table:formula="of:=ROUND([.C64]/0.5;0)" office:value-type="float" office:value="9">
            <text:p>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-[.A65]/3.2" office:value-type="float" office:value="-9.6875">
            <text:p>-9.688</text:p>
          </table:table-cell>
          <table:table-cell table:formula="of:=20*LOG(2-POWER(10;[.B65]/20); 10)" office:value-type="float" office:value="4.46570145217905">
            <text:p>4.466</text:p>
          </table:table-cell>
          <table:table-cell table:formula="of:=ROUND([.B65]/0.5; 0)" office:value-type="float" office:value="-19">
            <text:p>-19</text:p>
          </table:table-cell>
          <table:table-cell table:formula="of:=ROUND([.C65]/0.5;0)" office:value-type="float" office:value="9">
            <text:p>9</text:p>
          </table:table-cell>
          <table:table-cell table:number-columns-repeated="1017"/>
          <table:table-cell/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-[.A66]/3.2" office:value-type="float" office:value="-10">
            <text:p>-10.000</text:p>
          </table:table-cell>
          <table:table-cell table:formula="of:=20*LOG(2-POWER(10;[.B66]/20); 10)" office:value-type="float" office:value="4.5256668713685">
            <text:p>4.526</text:p>
          </table:table-cell>
          <table:table-cell table:formula="of:=ROUND([.B66]/0.5; 0)" office:value-type="float" office:value="-20">
            <text:p>-20</text:p>
          </table:table-cell>
          <table:table-cell table:formula="of:=ROUND([.C66]/0.5;0)" office:value-type="float" office:value="9">
            <text:p>9</text:p>
          </table:table-cell>
          <table:table-cell table:number-columns-repeated="1017"/>
          <table:table-cell/>
          <table:table-cell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adornments="Regular" style:font-family-generic="swiss"/>
    <style:font-face style:name="Algerian" svg:font-family="Algerian" style:font-family-generic="decorative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7">27/02/2019</text:date>, <text:time>10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Wallace</meta:initial-creator>
    <meta:creation-date>2019-02-24T18:01:13.09</meta:creation-date>
    <dc:date>2019-02-27T10:08:19.62</dc:date>
    <dc:creator>Stuart Wallace</dc:creator>
    <meta:editing-duration>P2DT15H21M34S</meta:editing-duration>
    <meta:editing-cycles>3</meta:editing-cycles>
    <meta:generator>OpenOffice/4.1.3$Win32 OpenOffice.org_project/413m1$Build-9783</meta:generator>
    <meta:document-statistic meta:table-count="3" meta:cell-count="98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96" chart:interval-major="8" chart:reverse-direction="false" text:line-break="false" chart:axis-position="0"/>
      <style:graphic-properties svg:stroke-color="#333333"/>
      <style:text-properties fo:font-size="10pt" style:font-size-asian="10pt" style:font-size-complex="10pt"/>
    </style:style>
    <style:style style:name="ch5" style:family="chart">
      <style:graphic-properties svg:stroke-color="#333333"/>
    </style:style>
    <style:style style:name="ch6" style:family="chart" style:data-style-name="N0">
      <style:chart-properties chart:display-label="true" chart:logarithmic="false" chart:minimum="-80" chart:maximum="10" chart:interval-minor-divisor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4.811cm" svg:height="20.83cm" xlink:href=".." xlink:type="simple" chart:class="chart:scatter" chart:style-name="ch1">
        <chart:legend svg:x="26.376cm" svg:y="10.767cm" style:legend-expansion="custom" chartooo:width="4.369cm" chartooo:height="1.442cm" style:legend-expansion-aspect-ratio="3.02981969486824" chart:style-name="ch2"/>
        <chart:plot-area chart:style-name="ch3" table:cell-range-address="'Volume control law'.A1:'Volume control law'.A97 'Volume control law'.C1:'Volume control law'.C97 'Volume control law'.F1:'Volume control law'.F97" chart:data-source-has-labels="row" svg:x="0.469cm" svg:y="0.503cm" svg:width="33.72cm" svg:height="19.74cm">
          <chartooo:coordinate-region svg:x="1.196cm" svg:y="0.715cm" svg:width="32.806cm" svg:height="19.316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'Volume control law'.C2:'Volume control law'.C97" chart:label-cell-address="'Volume control law'.C1:'Volume control law'.C1" chart:class="chart:scatter">
            <chart:domain table:cell-range-address="'Volume control law'.A2:'Volume control law'.A97"/>
            <chart:data-point chart:repeated="96"/>
          </chart:series>
          <chart:series chart:style-name="ch9" chart:values-cell-range-address="'Volume control law'.F2:'Volume control law'.F97" chart:label-cell-address="'Volume control law'.F1:'Volume control law'.F1" chart:class="chart:scatter">
            <chart:data-point chart:repeated="9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/dB</text:p>
                <draw:g>
                  <svg:desc>'Volume control law'.C1:'Volume control law'.C1</svg:desc>
                </draw:g>
              </table:table-cell>
              <table:table-cell office:value-type="string">
                <text:p>Gain/dB actual</text:p>
                <draw:g>
                  <svg:desc>'Volume control law'.F1:'Volume control law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Volume control law'.A2:'Volume control law'.A97</svg:desc>
                </draw:g>
              </table:table-cell>
              <table:table-cell office:value-type="float" office:value="-120">
                <text:p>-120</text:p>
                <draw:g>
                  <svg:desc>'Volume control law'.C2:'Volume control law'.C97</svg:desc>
                </draw:g>
              </table:table-cell>
              <table:table-cell office:value-type="float" office:value="-96">
                <text:p>-96</text:p>
                <draw:g>
                  <svg:desc>'Volume control law'.F2:'Volume control law'.F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02.056135197391">
                <text:p>-102.056135197391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84.0733964000516">
                <text:p>-84.0733964000516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3.5869015973376">
                <text:p>-73.5869015973376</text:p>
              </table:table-cell>
              <table:table-cell office:value-type="float" office:value="-73.5">
                <text:p>-73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66.1694779403351">
                <text:p>-66.1694779403351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60.4336974992526">
                <text:p>-60.4336974992526</text:p>
              </table:table-cell>
              <table:table-cell office:value-type="float" office:value="-60.5">
                <text:p>-6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55.7615628770341">
                <text:p>-55.7615628770341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51.8234154427036">
                <text:p>-51.8234154427036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48.4224783723411">
                <text:p>-48.4224783723411</text:p>
              </table:table-cell>
              <table:table-cell office:value-type="float" office:value="-48.5">
                <text:p>-48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5.4318265808109">
                <text:p>-45.4318265808109</text:p>
              </table:table-cell>
              <table:table-cell office:value-type="float" office:value="-45.5">
                <text:p>-4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42.7647965120142">
                <text:p>-42.7647965120142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40.359574579709">
                <text:p>-40.359574579709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38.1705199189873">
                <text:p>-38.1705199189873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36.162972354936">
                <text:p>-36.1629723549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34.3099899867137">
                <text:p>-34.3099899867137</text:p>
              </table:table-cell>
              <table:table-cell office:value-type="float" office:value="-34.5">
                <text:p>-34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32.590215044686">
                <text:p>-32.590215044686</text:p>
              </table:table-cell>
              <table:table-cell office:value-type="float" office:value="-32.5">
                <text:p>-32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30.9864299201401">
                <text:p>-30.986429920140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29.4845517237059">
                <text:p>-29.4845517237059</text:p>
              </table:table-cell>
              <table:table-cell office:value-type="float" office:value="-29.5">
                <text:p>-29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28.0729146674325">
                <text:p>-28.0729146674325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26.7417467291908">
                <text:p>-26.7417467291908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25.482780710227">
                <text:p>-25.482780710227</text:p>
              </table:table-cell>
              <table:table-cell office:value-type="float" office:value="-25.5">
                <text:p>-25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24.2889602864818">
                <text:p>-24.2889602864818</text:p>
              </table:table-cell>
              <table:table-cell office:value-type="float" office:value="-24.5">
                <text:p>-2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23.1542145044465">
                <text:p>-23.154214504446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22.0732824451561">
                <text:p>-22.0732824451561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21.0415752317744">
                <text:p>-21.0415752317744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20.0550662251837">
                <text:p>-20.055066225183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9.1102027683129">
                <text:p>-19.110202768312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8.2038345956391">
                <text:p>-18.203834595639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7.3331552686556">
                <text:p>-17.3331552686556</text:p>
              </table:table-cell>
              <table:table-cell office:value-type="float" office:value="-17.5">
                <text:p>-1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6.4956538927839">
                <text:p>-16.4956538927839</text:p>
              </table:table-cell>
              <table:table-cell office:value-type="float" office:value="-16.5">
                <text:p>-16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5.6890750230186">
                <text:p>-15.6890750230186</text:p>
              </table:table-cell>
              <table:table-cell office:value-type="float" office:value="-15.5">
                <text:p>-1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4.9113851462799">
                <text:p>-14.9113851462799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4.1607444869509">
                <text:p>-14.160744486950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3.4354831522561">
                <text:p>-13.4354831522561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2.7340808397507">
                <text:p>-12.7340808397507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2.0551494870897">
                <text:p>-12.0551494870897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1.3974183665369">
                <text:p>-11.3974183665369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0.7597212221472">
                <text:p>-10.7597212221472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0.140985122646">
                <text:p>-10.14098512264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9.54022076251012">
                <text:p>-9.54022076251012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8.95651399118071">
                <text:p>-8.9565139911807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8.38901838839313">
                <text:p>-8.38901838839313</text:p>
              </table:table-cell>
              <table:table-cell office:value-type="float" office:value="-8.5">
                <text:p>-8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7.83694873432202">
                <text:p>-7.83694873432202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7.2995752481711">
                <text:p>-7.2995752481711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6.77621848917982">
                <text:p>-6.77621848917982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6.2662448307043">
                <text:p>-6.2662448307043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5.76906243177916">
                <text:p>-5.7690624317791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5.2841176419508">
                <text:p>-5.284117641950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4.8108917846379">
                <text:p>-4.810891784637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4.34889827217863">
                <text:p>-4.34889827217863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3.89768001234993">
                <text:p>-3.8976800123499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3.45680707172006">
                <text:p>-3.45680707172006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3.02587456590507">
                <text:p>-3.02587456590507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2.60450075079162">
                <text:p>-2.6045007507916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2.1923252921827">
                <text:p>-2.192325292182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1.78900769421976">
                <text:p>-1.78900769421976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1.39422586941208">
                <text:p>-1.3942258694120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1.00767483523336">
                <text:p>-1.007674835233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0.629065524075394">
                <text:p>-0.629065524075394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0.258123694930685">
                <text:p>-0.25812369493068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105411063456263">
                <text:p>0.105411063456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461786247041641">
                <text:p>0.46178624704164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11237276579199">
                <text:p>0.8112372765791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.15398827050031">
                <text:p>1.15398827050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.49025275692956">
                <text:p>1.490252756929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.82023433049843">
                <text:p>1.820234330498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.14412725901453">
                <text:p>2.14412725901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.46211704451115">
                <text:p>2.4621170445111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.77438094273302">
                <text:p>2.7743809427330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08108844469915">
                <text:p>3.081088444699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38240172361717">
                <text:p>3.38240172361717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.67847605009834">
                <text:p>3.67847605009834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96946017833368">
                <text:p>3.969460178333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.25549670563463">
                <text:p>4.25549670563463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.53672240751281">
                <text:p>4.5367224075128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.81326855026917">
                <text:p>4.813268550269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.08526118288009">
                <text:p>5.085261182880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.35282140980414">
                <text:p>5.3528214098041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.61606564618707">
                <text:p>5.6160656461870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.87510585681034">
                <text:p>5.87510585681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6.13004978001013">
                <text:p>6.13004978001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.3810011376874">
                <text:p>6.381001137687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6.62805983243284">
                <text:p>6.6280598324328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.87132213270404">
                <text:p>6.871322132704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7.11088084691333">
                <text:p>7.110880846913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7.34682548721395">
                <text:p>7.34682548721395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.57924242370729">
                <text:p>7.579242423707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.80821502973604">
                <text:p>7.808215029736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.03382381887417">
                <text:p>8.033823818874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8.25614657417693">
                <text:p>8.25614657417693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.47525847020977">
                <text:p>8.4752584702097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.6912321883349">
                <text:p>8.69123218833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8.90413802569779">
                <text:p>8.9041380256977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9.11404399832194">
                <text:p>9.1140439983219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9.32101593869055">
                <text:p>9.3210159386905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.5251175881647">
                <text:p>9.5251175881647</text:p>
              </table:table-cell>
              <table:table-cell office:value-type="float" office:value="9.5">
                <text:p>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32" chart:maximum="32" chart:interval-major="4" chart:reverse-direction="false" text:line-break="false" chart:axis-position="0" chart:axis-label-position="outside-start"/>
      <style:graphic-properties svg:stroke-color="#333333"/>
      <style:text-properties fo:font-size="10pt" style:font-size-asian="10pt" style:font-size-complex="10pt"/>
    </style:style>
    <style:style style:name="ch5" style:family="chart">
      <style:graphic-properties svg:stroke-color="#333333"/>
    </style:style>
    <style:style style:name="ch6" style:family="chart">
      <style:graphic-properties svg:stroke-color="#b3b3b3"/>
    </style:style>
    <style:style style:name="ch7" style:family="chart" style:data-style-name="N106">
      <style:chart-properties chart:display-label="true" chart:logarithmic="false" chart:minimum="-10" chart:maximum="5" chart:origin="0" chart:interval-major="1" chart:reverse-direction="false" text:line-break="false" chart:axis-position="-32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 style:data-style-name="N106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6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305cm" svg:height="22.391cm" xlink:href=".." xlink:type="simple" chart:class="chart:scatter" chart:style-name="ch1">
        <chart:legend svg:x="28.606cm" svg:y="8.33cm" style:legend-expansion="custom" chartooo:width="3.232cm" chartooo:height="1.794cm" style:legend-expansion-aspect-ratio="1.8015607580825" chart:style-name="ch2"/>
        <chart:plot-area chart:style-name="ch3" table:cell-range-address="'Balance law'.A1:'Balance law'.C66" chart:data-source-has-labels="row" svg:x="0.05cm" svg:y="0.716cm" svg:width="37.073cm" svg:height="21.266cm">
          <chartooo:coordinate-region svg:x="1.439cm" svg:y="0.928cm" svg:width="35.497cm" svg:height="20.381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'Balance law'.B2:'Balance law'.B66" chart:label-cell-address="'Balance law'.B1:'Balance law'.B1" chart:class="chart:scatter">
            <chart:domain table:cell-range-address="'Balance law'.A2:'Balance law'.A66"/>
            <chart:data-point chart:repeated="65"/>
          </chart:series>
          <chart:series chart:style-name="ch9" chart:values-cell-range-address="'Balance law'.C2:'Balance law'.C66" chart:label-cell-address="'Balance law'.C1:'Balance law'.C1" chart:class="chart:scatter">
            <chart:data-point chart:repeated="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b(left)</text:p>
                <draw:g>
                  <svg:desc>'Balance law'.B1:'Balance law'.B1</svg:desc>
                </draw:g>
              </table:table-cell>
              <table:table-cell office:value-type="string">
                <text:p>dB(right)</text:p>
                <draw:g>
                  <svg:desc>'Balance law'.C1:'Balance law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2">
                <text:p>-32</text:p>
                <draw:g>
                  <svg:desc>'Balance law'.A2:'Balance law'.A66</svg:desc>
                </draw:g>
              </table:table-cell>
              <table:table-cell office:value-type="float" office:value="4.5256668713685">
                <text:p>4.5256668713685</text:p>
                <draw:g>
                  <svg:desc>'Balance law'.B2:'Balance law'.B66</svg:desc>
                </draw:g>
              </table:table-cell>
              <table:table-cell office:value-type="float" office:value="-10">
                <text:p>-10</text:p>
                <draw:g>
                  <svg:desc>'Balance law'.C2:'Balance law'.C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">
                <text:p>-31</text:p>
              </table:table-cell>
              <table:table-cell office:value-type="float" office:value="4.46570145217905">
                <text:p>4.46570145217905</text:p>
              </table:table-cell>
              <table:table-cell office:value-type="float" office:value="-9.6875">
                <text:p>-9.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">
                <text:p>-30</text:p>
              </table:table-cell>
              <table:table-cell office:value-type="float" office:value="4.40309919557823">
                <text:p>4.40309919557823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29">
                <text:p>-29</text:p>
              </table:table-cell>
              <table:table-cell office:value-type="float" office:value="4.337723797766">
                <text:p>4.337723797766</text:p>
              </table:table-cell>
              <table:table-cell office:value-type="float" office:value="-9.0625">
                <text:p>-9.0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8">
                <text:p>-28</text:p>
              </table:table-cell>
              <table:table-cell office:value-type="float" office:value="4.26943004471994">
                <text:p>4.26943004471994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7">
                <text:p>-27</text:p>
              </table:table-cell>
              <table:table-cell office:value-type="float" office:value="4.19806305220552">
                <text:p>4.19806305220552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6">
                <text:p>-26</text:p>
              </table:table-cell>
              <table:table-cell office:value-type="float" office:value="4.12345742296885">
                <text:p>4.1234574229688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">
                <text:p>-25</text:p>
              </table:table-cell>
              <table:table-cell office:value-type="float" office:value="4.04543631001086">
                <text:p>4.04543631001086</text:p>
              </table:table-cell>
              <table:table-cell office:value-type="float" office:value="-7.8125">
                <text:p>-7.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4">
                <text:p>-24</text:p>
              </table:table-cell>
              <table:table-cell office:value-type="float" office:value="3.96381037306583">
                <text:p>3.96381037306583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3">
                <text:p>-23</text:p>
              </table:table-cell>
              <table:table-cell office:value-type="float" office:value="3.87837661329797">
                <text:p>3.87837661329797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2">
                <text:p>-22</text:p>
              </table:table-cell>
              <table:table-cell office:value-type="float" office:value="3.78891706871722">
                <text:p>3.78891706871722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1">
                <text:p>-21</text:p>
              </table:table-cell>
              <table:table-cell office:value-type="float" office:value="3.69519734980912">
                <text:p>3.69519734980912</text:p>
              </table:table-cell>
              <table:table-cell office:value-type="float" office:value="-6.5625">
                <text:p>-6.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0">
                <text:p>-20</text:p>
              </table:table-cell>
              <table:table-cell office:value-type="float" office:value="3.59696499126227">
                <text:p>3.59696499126227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9">
                <text:p>-19</text:p>
              </table:table-cell>
              <table:table-cell office:value-type="float" office:value="3.49394759132031">
                <text:p>3.49394759132031</text:p>
              </table:table-cell>
              <table:table-cell office:value-type="float" office:value="-5.9375">
                <text:p>-5.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8">
                <text:p>-18</text:p>
              </table:table-cell>
              <table:table-cell office:value-type="float" office:value="3.38585070500478">
                <text:p>3.38585070500478</text:p>
              </table:table-cell>
              <table:table-cell office:value-type="float" office:value="-5.625">
                <text:p>-5.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7">
                <text:p>-17</text:p>
              </table:table-cell>
              <table:table-cell office:value-type="float" office:value="3.27235545102576">
                <text:p>3.27235545102576</text:p>
              </table:table-cell>
              <table:table-cell office:value-type="float" office:value="-5.3125">
                <text:p>-5.3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">
                <text:p>-16</text:p>
              </table:table-cell>
              <table:table-cell office:value-type="float" office:value="3.15311578432849">
                <text:p>3.15311578432849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">
                <text:p>-15</text:p>
              </table:table-cell>
              <table:table-cell office:value-type="float" office:value="3.02775537654355">
                <text:p>3.0277553765435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4">
                <text:p>-14</text:p>
              </table:table-cell>
              <table:table-cell office:value-type="float" office:value="2.89586403463342">
                <text:p>2.89586403463342</text:p>
              </table:table-cell>
              <table:table-cell office:value-type="float" office:value="-4.375">
                <text:p>-4.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2.75699357312665">
                <text:p>2.75699357312665</text:p>
              </table:table-cell>
              <table:table-cell office:value-type="float" office:value="-4.0625">
                <text:p>-4.0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2">
                <text:p>-12</text:p>
              </table:table-cell>
              <table:table-cell office:value-type="float" office:value="2.61065303667552">
                <text:p>2.61065303667552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1">
                <text:p>-11</text:p>
              </table:table-cell>
              <table:table-cell office:value-type="float" office:value="2.45630314616186">
                <text:p>2.45630314616186</text:p>
              </table:table-cell>
              <table:table-cell office:value-type="float" office:value="-3.4375">
                <text:p>-3.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0">
                <text:p>-10</text:p>
              </table:table-cell>
              <table:table-cell office:value-type="float" office:value="2.29334981174175">
                <text:p>2.29334981174175</text:p>
              </table:table-cell>
              <table:table-cell office:value-type="float" office:value="-3.125">
                <text:p>-3.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">
                <text:p>-9</text:p>
              </table:table-cell>
              <table:table-cell office:value-type="float" office:value="2.12113651808215">
                <text:p>2.12113651808215</text:p>
              </table:table-cell>
              <table:table-cell office:value-type="float" office:value="-2.8125">
                <text:p>-2.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8">
                <text:p>-8</text:p>
              </table:table-cell>
              <table:table-cell office:value-type="float" office:value="1.93893533790624">
                <text:p>1.93893533790624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">
                <text:p>-7</text:p>
              </table:table-cell>
              <table:table-cell office:value-type="float" office:value="1.7459362661297">
                <text:p>1.7459362661297</text:p>
              </table:table-cell>
              <table:table-cell office:value-type="float" office:value="-2.1875">
                <text:p>-2.1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6">
                <text:p>-6</text:p>
              </table:table-cell>
              <table:table-cell office:value-type="float" office:value="1.54123448319467">
                <text:p>1.54123448319467</text:p>
              </table:table-cell>
              <table:table-cell office:value-type="float" office:value="-1.875">
                <text:p>-1.8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5">
                <text:p>-5</text:p>
              </table:table-cell>
              <table:table-cell office:value-type="float" office:value="1.32381504547626">
                <text:p>1.32381504547626</text:p>
              </table:table-cell>
              <table:table-cell office:value-type="float" office:value="-1.5625">
                <text:p>-1.5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4">
                <text:p>-4</text:p>
              </table:table-cell>
              <table:table-cell office:value-type="float" office:value="1.09253435258628">
                <text:p>1.0925343525862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3">
                <text:p>-3</text:p>
              </table:table-cell>
              <table:table-cell office:value-type="float" office:value="0.846097541260079">
                <text:p>0.846097541260079</text:p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">
                <text:p>-2</text:p>
              </table:table-cell>
              <table:table-cell office:value-type="float" office:value="0.583030681712908">
                <text:p>0.583030681712908</text:p>
              </table:table-cell>
              <table:table-cell office:value-type="float" office:value="-0.625">
                <text:p>-0.6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">
                <text:p>-1</text:p>
              </table:table-cell>
              <table:table-cell office:value-type="float" office:value="0.301646272917477">
                <text:p>0.301646272917477</text:p>
              </table:table-cell>
              <table:table-cell office:value-type="float" office:value="-0.3125">
                <text:p>-0.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-0.3125">
                <text:p>-0.3125</text:p>
              </table:table-cell>
              <table:table-cell office:value-type="float" office:value="0.301646272917477">
                <text:p>0.3016462729174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  <table:table-cell office:value-type="float" office:value="-0.625">
                <text:p>-0.625</text:p>
              </table:table-cell>
              <table:table-cell office:value-type="float" office:value="0.583030681712908">
                <text:p>0.583030681712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-0.9375">
                <text:p>-0.9375</text:p>
              </table:table-cell>
              <table:table-cell office:value-type="float" office:value="0.846097541260079">
                <text:p>0.84609754126007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  <table:table-cell office:value-type="float" office:value="-1.25">
                <text:p>-1.25</text:p>
              </table:table-cell>
              <table:table-cell office:value-type="float" office:value="1.09253435258628">
                <text:p>1.092534352586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1.5625">
                <text:p>-1.5625</text:p>
              </table:table-cell>
              <table:table-cell office:value-type="float" office:value="1.32381504547626">
                <text:p>1.323815045476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">
                <text:p>6</text:p>
              </table:table-cell>
              <table:table-cell office:value-type="float" office:value="-1.875">
                <text:p>-1.875</text:p>
              </table:table-cell>
              <table:table-cell office:value-type="float" office:value="1.54123448319467">
                <text:p>1.54123448319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-2.1875">
                <text:p>-2.1875</text:p>
              </table:table-cell>
              <table:table-cell office:value-type="float" office:value="1.7459362661297">
                <text:p>1.74593626612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-2.5">
                <text:p>-2.5</text:p>
              </table:table-cell>
              <table:table-cell office:value-type="float" office:value="1.93893533790624">
                <text:p>1.938935337906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">
                <text:p>9</text:p>
              </table:table-cell>
              <table:table-cell office:value-type="float" office:value="-2.8125">
                <text:p>-2.8125</text:p>
              </table:table-cell>
              <table:table-cell office:value-type="float" office:value="2.12113651808215">
                <text:p>2.121136518082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-3.125">
                <text:p>-3.125</text:p>
              </table:table-cell>
              <table:table-cell office:value-type="float" office:value="2.29334981174175">
                <text:p>2.293349811741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">
                <text:p>11</text:p>
              </table:table-cell>
              <table:table-cell office:value-type="float" office:value="-3.4375">
                <text:p>-3.4375</text:p>
              </table:table-cell>
              <table:table-cell office:value-type="float" office:value="2.45630314616186">
                <text:p>2.456303146161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-3.75">
                <text:p>-3.75</text:p>
              </table:table-cell>
              <table:table-cell office:value-type="float" office:value="2.61065303667552">
                <text:p>2.610653036675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  <table:table-cell office:value-type="float" office:value="-4.0625">
                <text:p>-4.0625</text:p>
              </table:table-cell>
              <table:table-cell office:value-type="float" office:value="2.75699357312665">
                <text:p>2.756993573126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">
                <text:p>14</text:p>
              </table:table-cell>
              <table:table-cell office:value-type="float" office:value="-4.375">
                <text:p>-4.375</text:p>
              </table:table-cell>
              <table:table-cell office:value-type="float" office:value="2.89586403463342">
                <text:p>2.895864034633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">
                <text:p>15</text:p>
              </table:table-cell>
              <table:table-cell office:value-type="float" office:value="-4.6875">
                <text:p>-4.6875</text:p>
              </table:table-cell>
              <table:table-cell office:value-type="float" office:value="3.02775537654355">
                <text:p>3.02775537654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">
                <text:p>16</text:p>
              </table:table-cell>
              <table:table-cell office:value-type="float" office:value="-5">
                <text:p>-5</text:p>
              </table:table-cell>
              <table:table-cell office:value-type="float" office:value="3.15311578432849">
                <text:p>3.153115784328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-5.3125">
                <text:p>-5.3125</text:p>
              </table:table-cell>
              <table:table-cell office:value-type="float" office:value="3.27235545102576">
                <text:p>3.272355451025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-5.625">
                <text:p>-5.625</text:p>
              </table:table-cell>
              <table:table-cell office:value-type="float" office:value="3.38585070500478">
                <text:p>3.385850705004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">
                <text:p>19</text:p>
              </table:table-cell>
              <table:table-cell office:value-type="float" office:value="-5.9375">
                <text:p>-5.9375</text:p>
              </table:table-cell>
              <table:table-cell office:value-type="float" office:value="3.49394759132031">
                <text:p>3.493947591320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-6.25">
                <text:p>-6.25</text:p>
              </table:table-cell>
              <table:table-cell office:value-type="float" office:value="3.59696499126227">
                <text:p>3.596964991262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">
                <text:p>21</text:p>
              </table:table-cell>
              <table:table-cell office:value-type="float" office:value="-6.5625">
                <text:p>-6.5625</text:p>
              </table:table-cell>
              <table:table-cell office:value-type="float" office:value="3.69519734980912">
                <text:p>3.695197349809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">
                <text:p>22</text:p>
              </table:table-cell>
              <table:table-cell office:value-type="float" office:value="-6.875">
                <text:p>-6.875</text:p>
              </table:table-cell>
              <table:table-cell office:value-type="float" office:value="3.78891706871722">
                <text:p>3.78891706871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">
                <text:p>23</text:p>
              </table:table-cell>
              <table:table-cell office:value-type="float" office:value="-7.1875">
                <text:p>-7.1875</text:p>
              </table:table-cell>
              <table:table-cell office:value-type="float" office:value="3.87837661329797">
                <text:p>3.878376613297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">
                <text:p>24</text:p>
              </table:table-cell>
              <table:table-cell office:value-type="float" office:value="-7.5">
                <text:p>-7.5</text:p>
              </table:table-cell>
              <table:table-cell office:value-type="float" office:value="3.96381037306583">
                <text:p>3.963810373065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5">
                <text:p>25</text:p>
              </table:table-cell>
              <table:table-cell office:value-type="float" office:value="-7.8125">
                <text:p>-7.8125</text:p>
              </table:table-cell>
              <table:table-cell office:value-type="float" office:value="4.04543631001086">
                <text:p>4.045436310010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6">
                <text:p>26</text:p>
              </table:table-cell>
              <table:table-cell office:value-type="float" office:value="-8.125">
                <text:p>-8.125</text:p>
              </table:table-cell>
              <table:table-cell office:value-type="float" office:value="4.12345742296885">
                <text:p>4.123457422968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">
                <text:p>27</text:p>
              </table:table-cell>
              <table:table-cell office:value-type="float" office:value="-8.4375">
                <text:p>-8.4375</text:p>
              </table:table-cell>
              <table:table-cell office:value-type="float" office:value="4.19806305220552">
                <text:p>4.198063052205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-8.75">
                <text:p>-8.75</text:p>
              </table:table-cell>
              <table:table-cell office:value-type="float" office:value="4.26943004471994">
                <text:p>4.269430044719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-9.0625">
                <text:p>-9.0625</text:p>
              </table:table-cell>
              <table:table-cell office:value-type="float" office:value="4.337723797766">
                <text:p>4.3377237977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0">
                <text:p>30</text:p>
              </table:table-cell>
              <table:table-cell office:value-type="float" office:value="-9.375">
                <text:p>-9.375</text:p>
              </table:table-cell>
              <table:table-cell office:value-type="float" office:value="4.40309919557823">
                <text:p>4.40309919557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-9.6875">
                <text:p>-9.6875</text:p>
              </table:table-cell>
              <table:table-cell office:value-type="float" office:value="4.46570145217905">
                <text:p>4.46570145217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">
                <text:p>32</text:p>
              </table:table-cell>
              <table:table-cell office:value-type="float" office:value="-10">
                <text:p>-10</text:p>
              </table:table-cell>
              <table:table-cell office:value-type="float" office:value="4.5256668713685">
                <text:p>4.52566687136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